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"/>
  <manifest:file-entry manifest:full-path="media/image6.jpg" manifest:media-type="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8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09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 style:parent-style-name="Graphics">
      <style:graphic-properties draw:fill="none" draw:stroke="none"/>
    </style:style>
    <style:style style:family="graphic" style:name="a1504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5">
      <style:graphic-properties/>
    </style:style>
    <style:style style:family="presentation" style:name="a150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3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asian="方正姚体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Roboto" style:font-family-asian="方正姚体" style:font-family-complex="Lucida Sans" style:font-pitch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right" style:tab-stop-distance="1in" fo:margin-left="3.51458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7">
      <style:graphic-properties fo:wrap-option="wrap" fo:padding-top="0.01806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90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3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1458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792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1" style:parent-style-name="Graphics">
      <style:graphic-properties draw:fill="none" draw:stroke="none"/>
    </style:style>
    <style:style style:family="text" style:name="a113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55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5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9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8" style:parent-style-name="Graphics">
      <style:graphic-properties draw:fill="none" draw:stroke="none"/>
    </style:style>
    <style:style style:family="presentation" style:name="a1339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4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2" style:parent-style-name="Graphics">
      <style:graphic-properties draw:fill="none" draw:stroke="none"/>
    </style:style>
    <style:style style:family="graphic" style:name="a1203">
      <style:graphic-properties draw:fill="solid" draw:fill-color="#42af51" draw:opacity="100%" draw:stroke="none"/>
    </style:style>
    <style:style style:family="graphic" style:name="a1204">
      <style:graphic-properties draw:fill="solid" draw:fill-color="#2d936b" draw:opacity="100%" draw:stroke="none"/>
    </style:style>
    <style:style style:family="graphic" style:name="a1205" style:parent-style-name="Graphics">
      <style:graphic-properties draw:fill="none" draw:stroke="none"/>
    </style:style>
    <style:style style:family="presentation" style:name="a120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7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80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194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7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9" style:parent-style-name="Graphics">
      <style:graphic-properties draw:fill="none" draw:stroke="non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3" style:parent-style-name="Graphics">
      <style:graphic-properties draw:fill="none" draw:stroke="none"/>
    </style:style>
    <style:style style:family="text" style:name="a12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8">
      <style:graphic-properties draw:fill="solid" draw:fill-color="#42af51" draw:opacity="100%" draw:stroke="none"/>
    </style:style>
    <style:style style:family="paragraph" style:name="a1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solid" draw:fill-color="#2d936b" draw:opacity="100%" draw:stroke="non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1181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8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0" style:parent-style-name="Graphics">
      <style:graphic-properties draw:fill="none" draw:stroke="none"/>
    </style:style>
    <style:style style:family="presentation" style:name="a12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32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54" style:parent-style-name="Graphics">
      <style:graphic-properties draw:fill="none" draw:stroke="none"/>
    </style:style>
    <style:style style:family="text" style:name="a145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0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0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3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6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9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38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3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141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3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4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5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7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3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</office:automatic-styles>
  <office:body>
    <office:presentation>
      <draw:page draw:name="Slide1" draw:style-name="a1082" draw:master-page-name="Master1-Layout1-title-标题幻灯片" presentation:presentation-page-layout-name="Master1-PPL1" draw:id="Slide-256">
        <draw:frame draw:id="id156" presentation:style-name="a1087" draw:name="文本框" svg:x="-1.58333in" svg:y="0.62153in" svg:width="11.72551in" svg:height="2.40347in" presentation:class="title" presentation:placeholder="false">
          <draw:text-box>
            <text:p text:style-name="a1086" text:class-names="" text:cond-style-name=""><text:span text:style-name="a1083" text:class-names="">Employee Data Analysis using Excel<text:s text:c="1"/></text:span><text:span text:style-name="a1084" text:class-names=""><text:line-break/></text:span><text:span text:style-name="a1085" text:class-names=""><text:line-break/></text:span></text:p>
          </draw:text-box>
          <svg:title/>
          <svg:desc/>
        </draw:frame>
        <draw:frame draw:id="id157" presentation:style-name="a1091" draw:name="文本框" svg:x="9.39486in" svg:y="6.73504in" svg:width="0.74731in" svg:height="0.14305in" presentation:class="page-number" presentation:placeholder="false">
          <draw:text-box>
            <text:p text:style-name="a1090" text:class-names="" text:cond-style-name=""><text:span text:style-name="a1088" text:class-names=""><text:page-number style:num-format="1" text:fixed="false">1</text:page-number></text:span><text:span text:style-name="a1089" text:class-names=""/></text:p>
          </draw:text-box>
          <svg:title/>
          <svg:desc/>
        </draw:frame>
        <draw:custom-shape svg:x="1.86457in" svg:y="2.7244in" svg:width="11.85937in" svg:height="2.12051in" draw:id="id158" draw:style-name="a1106" draw:name="矩形">
          <svg:title/>
          <svg:desc/>
          <text:p text:style-name="a1093" text:class-names="" text:cond-style-name=""><text:span text:style-name="a1092" text:class-names="">STUDENT NAME <text:s text:c="6"/>: RITHIKA S</text:span></text:p>
          <text:p text:style-name="a1095" text:class-names="" text:cond-style-name=""><text:span text:style-name="a1094" text:class-names="">REGISTER NO<text:tab/> <text:s text:c="9"/>: 312205435</text:span></text:p>
          <text:p text:style-name="a1099" text:class-names="" text:cond-style-name=""><text:span text:style-name="a1096" text:class-names="">DEPARTMENT<text:tab/> <text:s text:c="9"/>:</text:span><text:span text:style-name="a1097" text:class-names="">B.Com</text:span><text:span text:style-name="a1098" text:class-names=""><text:s text:c="1"/>(General)</text:span></text:p>
          <text:p text:style-name="a1103" text:class-names="" text:cond-style-name=""><text:span text:style-name="a1100" text:class-names="">COLLEGE<text:tab/><text:tab/>:</text:span><text:span text:style-name="a1101" text:class-names=""><text:s text:c="1"/>SRIDEVI ARTS AND SCIENCE COLLEGE<text:s text:c="1"/></text:span><text:span text:style-name="a1102" text:class-names=""/></text:p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13">
          <draw:frame draw:id="id159" presentation:style-name="a1110" draw:name="文本框" svg:x="7.55208in" svg:y="7.12326in" svg:width="5.77778in" svg:height="0.37674in" presentation:class="page-number" presentation:placeholder="false">
            <draw:text-box>
              <text:p text:style-name="a1109" text:class-names="" text:cond-style-name=""><text:span text:style-name="a1107" text:class-names=""><text:page-number style:num-format="1" text:fixed="false">1</text:page-number></text:span><text:span text:style-name="a1108" text:class-names=""/></text:p>
            </draw:text-box>
            <svg:title/>
            <svg:desc/>
          </draw:frame>
          <draw:page-thumbnail draw:page-number="1" svg:x="4.41667in" svg:y="0.9375in" svg:width="4.5in" svg:height="2.53125in" presentation:class="page" draw:id="id160" presentation:style-name="a1111" draw:name="对象">
            <svg:title/>
            <svg:desc/>
          </draw:page-thumbnail>
          <draw:frame draw:id="id161" presentation:style-name="a1112" draw:name="文本框" svg:x="1.33333in" svg:y="3.60937in" svg:width="10.66667in" svg:height="2.95312in" presentation:class="notes" presentation:placeholder="true">
            <draw:text-box/>
            <svg:title/>
            <svg:desc/>
          </draw:frame>
        </presentation:notes>
      </draw:page>
      <draw:page draw:name="Slide2" draw:style-name="a1114" draw:master-page-name="Master1-Layout12-cust-自定义版式" presentation:presentation-page-layout-name="Master1-PPL12" draw:id="Slide-257">
        <draw:frame draw:id="id162" presentation:style-name="a1118" draw:name="文本框" svg:x="0.74074in" svg:y="0.66667in" svg:width="9.40143in" svg:height="1.44444in" presentation:class="title" presentation:placeholder="false">
          <draw:text-box>
            <text:p text:style-name="a1117" text:class-names="" text:cond-style-name=""><text:span text:style-name="a1115" text:class-names="">PROJECT TITLE</text:span><text:span text:style-name="a1116" text:class-names=""/></text:p>
          </draw:text-box>
          <svg:title/>
          <svg:desc/>
        </draw:frame>
        <draw:frame draw:id="id163" presentation:style-name="a1123" draw:name="文本框" svg:x="0.74074in" svg:y="2.36285in" svg:width="9.40143in" svg:height="4.24406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19" text:class-names="">EMPLOYEE PERFORMANCE ANALYSIS USING EXCEL</text:span><text:span text:style-name="a1120" text:class-names=""/></text:p>
              </text:list-item>
            </text:list>
          </draw:text-box>
          <svg:title/>
          <svg:desc/>
        </draw:frame>
        <presentation:notes draw:style-name="a1130">
          <draw:page-thumbnail draw:page-number="2" svg:x="4.41667in" svg:y="0.9375in" svg:width="4.5in" svg:height="2.53125in" presentation:class="page" draw:id="id164" presentation:style-name="a1124" draw:name="文本框">
            <svg:title/>
            <svg:desc/>
          </draw:page-thumbnail>
          <draw:frame draw:id="id165" presentation:style-name="a112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66" presentation:style-name="a1129" draw:name="文本框" svg:x="7.55208in" svg:y="7.12326in" svg:width="5.77778in" svg:height="0.37674in" presentation:class="page-number" presentation:placeholder="false">
            <draw:text-box>
              <text:p text:style-name="a1128" text:class-names="" text:cond-style-name=""><text:span text:style-name="a1126" text:class-names=""><text:page-number style:num-format="1" text:fixed="false">2</text:page-number></text:span><text:span text:style-name="a1127" text:class-names=""/></text:p>
            </draw:text-box>
            <svg:title/>
            <svg:desc/>
          </draw:frame>
        </presentation:notes>
      </draw:page>
      <draw:page draw:name="Slide3" draw:style-name="a1131" draw:master-page-name="Master1-Layout12-cust-自定义版式" presentation:presentation-page-layout-name="Master1-PPL12" draw:id="Slide-258">
        <draw:frame draw:id="id167" presentation:style-name="a1135" draw:name="文本框" svg:x="0.74074in" svg:y="0.66667in" svg:width="9.40143in" svg:height="1.44444in" presentation:class="title" presentation:placeholder="false">
          <draw:text-box>
            <text:p text:style-name="a1134" text:class-names="" text:cond-style-name=""><text:span text:style-name="a1132" text:class-names="">AGENDA</text:span><text:span text:style-name="a1133" text:class-names=""/></text:p>
          </draw:text-box>
          <svg:title/>
          <svg:desc/>
        </draw:frame>
        <draw:frame draw:id="id168" presentation:style-name="a1163" draw:name="文本框" svg:x="3in" svg:y="1.66667in" svg:width="4.09259in" svg:height="4.24406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Problem Statement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Project Overview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End Users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Our Solution and Proposition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Dataset Description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Modelling Approach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Results and Discussion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Conclusion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  <presentation:notes draw:style-name="a1170">
          <draw:page-thumbnail draw:page-number="3" svg:x="4.41667in" svg:y="0.9375in" svg:width="4.5in" svg:height="2.53125in" presentation:class="page" draw:id="id169" presentation:style-name="a1164" draw:name="文本框">
            <svg:title/>
            <svg:desc/>
          </draw:page-thumbnail>
          <draw:frame draw:id="id170" presentation:style-name="a116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71" presentation:style-name="a1169" draw:name="文本框" svg:x="7.55208in" svg:y="7.12326in" svg:width="5.77778in" svg:height="0.37674in" presentation:class="page-number" presentation:placeholder="false">
            <draw:text-box>
              <text:p text:style-name="a1168" text:class-names="" text:cond-style-name=""><text:span text:style-name="a1166" text:class-names=""><text:page-number style:num-format="1" text:fixed="false">3</text:page-number></text:span><text:span text:style-name="a1167" text:class-names=""/></text:p>
            </draw:text-box>
            <svg:title/>
            <svg:desc/>
          </draw:frame>
        </presentation:notes>
      </draw:page>
      <draw:page draw:name="Slide4" draw:style-name="a1171" draw:master-page-name="Master1-Layout13-cust-自定义版式" presentation:presentation-page-layout-name="Master1-PPL13" draw:id="Slide-259">
        <draw:g draw:name="组合" draw:id="id172">
          <svg:title/>
          <svg:desc/>
          <draw:custom-shape svg:x="10.22917in" svg:y="5.86458in" svg:width="0.5in" svg:height="0.5in" draw:id="id178" draw:style-name="a1203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79" draw:style-name="a1204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80" draw:style-name="a1205" draw:name="图片" svg:x="8.73958in" svg:y="3.20833in" svg:width="3.02083in" svg:height="3.5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173" presentation:style-name="a1187" draw:name="文本框" svg:x="0.74074in" svg:y="0.66667in" svg:width="9.40143in" svg:height="0.72639in" presentation:class="title" presentation:placeholder="false">
          <draw:text-box>
            <text:p text:style-name="a1186" text:class-names="" text:cond-style-name=""><text:span text:style-name="a1172" text:class-names="">P</text:span><text:span text:style-name="a1173" text:class-names="">ROB</text:span><text:span text:style-name="a1174" text:class-names="">L</text:span><text:span text:style-name="a1175" text:class-names="">E</text:span><text:span text:style-name="a1176" text:class-names="">M</text:span><text:span text:style-name="a1177" text:class-names=""><text:s text:c="1"/></text:span><text:span text:style-name="a1178" text:class-names="">S</text:span><text:span text:style-name="a1179" text:class-names="">T</text:span><text:span text:style-name="a1180" text:class-names="">A</text:span><text:span text:style-name="a1181" text:class-names="">T</text:span><text:span text:style-name="a1182" text:class-names="">E</text:span><text:span text:style-name="a1183" text:class-names="">ME</text:span><text:span text:style-name="a1184" text:class-names="">NT</text:span><text:span text:style-name="a1185" text:class-names=""/></text:p>
          </draw:text-box>
          <svg:title/>
          <svg:desc/>
        </draw:frame>
        <draw:frame draw:id="id174" presentation:style-name="a1192" draw:name="文本框" svg:x="0.74074in" svg:y="2.36285in" svg:width="4.57572in" svg:height="4.24406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8" text:class-names="">Employee performance is defined as how well a person executes their job duties and responsibilities. The companies assess their employees performance on an annual or quarterly basis to define certain areas.</text:span><text:span text:style-name="a1189" text:class-names=""/></text:p>
              </text:list-item>
            </text:list>
          </draw:text-box>
          <svg:title/>
          <svg:desc/>
        </draw:frame>
        <draw:frame draw:id="id175" presentation:style-name="a1197" draw:name="文本框" svg:x="5.56646in" svg:y="2.36285in" svg:width="3.08613in" svg:height="4.24406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3" text:class-names="">The Dataset overview of an employee, contains the information about employees in a company.</text:span><text:span text:style-name="a1194" text:class-names=""/></text:p>
              </text:list-item>
            </text:list>
          </draw:text-box>
          <svg:title/>
          <svg:desc/>
        </draw:frame>
        <draw:frame draw:id="id176" presentation:style-name="a1201" draw:name="文本框" svg:x="9.39486in" svg:y="6.73504in" svg:width="0.74731in" svg:height="0.14305in" presentation:class="page-number" presentation:placeholder="false">
          <draw:text-box>
            <text:p text:style-name="a1200" text:class-names="" text:cond-style-name=""><text:span text:style-name="a1198" text:class-names=""><text:page-number style:num-format="1" text:fixed="false">4</text:page-number></text:span><text:span text:style-name="a1199" text:class-names=""/></text:p>
          </draw:text-box>
          <svg:title/>
          <svg:desc/>
        </draw:frame>
        <draw:frame draw:id="id177" draw:style-name="a1202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12">
          <draw:page-thumbnail draw:page-number="4" svg:x="4.41667in" svg:y="0.9375in" svg:width="4.5in" svg:height="2.53125in" presentation:class="page" draw:id="id181" presentation:style-name="a1206" draw:name="文本框">
            <svg:title/>
            <svg:desc/>
          </draw:page-thumbnail>
          <draw:frame draw:id="id182" presentation:style-name="a120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83" presentation:style-name="a1211" draw:name="文本框" svg:x="7.55208in" svg:y="7.12326in" svg:width="5.77778in" svg:height="0.37674in" presentation:class="page-number" presentation:placeholder="false">
            <draw:text-box>
              <text:p text:style-name="a1210" text:class-names="" text:cond-style-name=""><text:span text:style-name="a1208" text:class-names=""><text:page-number style:num-format="1" text:fixed="false">4</text:page-number></text:span><text:span text:style-name="a1209" text:class-names=""/></text:p>
            </draw:text-box>
            <svg:title/>
            <svg:desc/>
          </draw:frame>
        </presentation:notes>
      </draw:page>
      <draw:page draw:name="Slide5" draw:style-name="a1213" draw:master-page-name="Master1-Layout14-cust-自定义版式" presentation:presentation-page-layout-name="Master1-PPL14" draw:id="Slide-260">
        <draw:g draw:name="组合" draw:id="id184">
          <svg:title/>
          <svg:desc/>
          <draw:custom-shape svg:x="10.22917in" svg:y="5.86458in" svg:width="0.5in" svg:height="0.5in" draw:id="id189" draw:style-name="a1228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90" draw:style-name="a1229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91" draw:style-name="a1230" draw:name="图片" svg:x="9.46875in" svg:y="2.89583in" svg:width="3.86458in" svg:height="4.16667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185" presentation:style-name="a1218" draw:name="文本框" svg:x="0.91667in" svg:y="0.91667in" svg:width="5.75625in" svg:height="0.72639in" presentation:class="title" presentation:placeholder="false">
          <draw:text-box>
            <text:p text:style-name="a1217" text:class-names="" text:cond-style-name=""><text:span text:style-name="a1214" text:class-names="">PROJECT<text:s text:c="1"/></text:span><text:span text:style-name="a1215" text:class-names="">OVERVIEW</text:span><text:span text:style-name="a1216" text:class-names=""/></text:p>
          </draw:text-box>
          <svg:title/>
          <svg:desc/>
        </draw:frame>
        <draw:frame draw:id="id186" presentation:style-name="a1222" draw:name="文本框" svg:x="9.39486in" svg:y="6.73504in" svg:width="0.74731in" svg:height="0.14305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>5</text:page-number></text:span><text:span text:style-name="a1220" text:class-names=""/></text:p>
          </draw:text-box>
          <svg:title/>
          <svg:desc/>
        </draw:frame>
        <draw:frame draw:id="id187" draw:style-name="a1223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draw:custom-shape svg:x="1.08333in" svg:y="2.33333in" svg:width="6.83333in" svg:height="2.475in" draw:id="id188" draw:style-name="a1227" draw:name="矩形">
          <svg:title/>
          <svg:desc/>
          <text:p text:style-name="a1226" text:class-names="" text:cond-style-name=""><text:span text:style-name="a1224" text:class-names="">The project involves analyzing employee data using Excel which helps in gaining the knowledge regarding organizational data, performance statistical analysis by creating visualizations to understand the employee performances.</text:span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37">
          <draw:page-thumbnail draw:page-number="5" svg:x="4.41667in" svg:y="0.9375in" svg:width="4.5in" svg:height="2.53125in" presentation:class="page" draw:id="id192" presentation:style-name="a1231" draw:name="文本框">
            <svg:title/>
            <svg:desc/>
          </draw:page-thumbnail>
          <draw:frame draw:id="id193" presentation:style-name="a1232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94" presentation:style-name="a1236" draw:name="文本框" svg:x="7.55208in" svg:y="7.12326in" svg:width="5.77778in" svg:height="0.37674in" presentation:class="page-number" presentation:placeholder="false">
            <draw:text-box>
              <text:p text:style-name="a1235" text:class-names="" text:cond-style-name=""><text:span text:style-name="a1233" text:class-names=""><text:page-number style:num-format="1" text:fixed="false">5</text:page-number></text:span><text:span text:style-name="a1234" text:class-names=""/></text:p>
            </draw:text-box>
            <svg:title/>
            <svg:desc/>
          </draw:frame>
        </presentation:notes>
      </draw:page>
      <draw:page draw:name="Slide6" draw:style-name="a1238" draw:master-page-name="Master1-Layout12-cust-自定义版式" presentation:presentation-page-layout-name="Master1-PPL12" draw:id="Slide-261">
        <draw:frame draw:id="id195" presentation:style-name="a1261" draw:name="文本框" svg:x="0.74074in" svg:y="0.66667in" svg:width="9.40143in" svg:height="0.54931in" presentation:class="title" presentation:placeholder="false">
          <draw:text-box>
            <text:p text:style-name="a1260" text:class-names="" text:cond-style-name=""><text:span text:style-name="a1239" text:class-names="">W</text:span><text:span text:style-name="a1240" text:class-names="">H</text:span><text:span text:style-name="a1241" text:class-names="">O</text:span><text:span text:style-name="a1242" text:class-names=""><text:s text:c="1"/></text:span><text:span text:style-name="a1243" text:class-names="">AR</text:span><text:span text:style-name="a1244" text:class-names="">E</text:span><text:span text:style-name="a1245" text:class-names=""><text:s text:c="1"/></text:span><text:span text:style-name="a1246" text:class-names="">T</text:span><text:span text:style-name="a1247" text:class-names="">H</text:span><text:span text:style-name="a1248" text:class-names="">E</text:span><text:span text:style-name="a1249" text:class-names=""><text:s text:c="1"/></text:span><text:span text:style-name="a1250" text:class-names="">E</text:span><text:span text:style-name="a1251" text:class-names="">N</text:span><text:span text:style-name="a1252" text:class-names="">D</text:span><text:span text:style-name="a1253" text:class-names=""><text:s text:c="1"/></text:span><text:span text:style-name="a1254" text:class-names="">U</text:span><text:span text:style-name="a1255" text:class-names="">S</text:span><text:span text:style-name="a1256" text:class-names="">E</text:span><text:span text:style-name="a1257" text:class-names="">R</text:span><text:span text:style-name="a1258" text:class-names="">S?</text:span><text:span text:style-name="a1259" text:class-names=""/></text:p>
          </draw:text-box>
          <svg:title/>
          <svg:desc/>
        </draw:frame>
        <draw:frame draw:id="id196" presentation:style-name="a1278" draw:name="文本框" svg:x="0.74074in" svg:y="2.36285in" svg:width="9.40143in" svg:height="4.24406in" presentation:class="outline" presentation:placeholder="false">
          <draw:text-box>
            <text:list text:style-name="a1264">
              <text:list-item>
                <text:p text:style-name="a1263" text:class-names="" text:cond-style-name=""><text:span text:style-name="a1262" text:class-names=""><text:s text:c="1"/>The end users in employee performance analysis include: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tab/>1. Human Resource management professionals.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<text:tab/>2. Data Analysts.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tab/>3. Team Leaders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4" text:class-names=""><text:tab/></text:span><text:span text:style-name="a1275" text:class-names=""/></text:p>
              </text:list-item>
            </text:list>
          </draw:text-box>
          <svg:title/>
          <svg:desc/>
        </draw:frame>
        <draw:frame draw:id="id197" draw:style-name="a1279" draw:name="图片" svg:x="0.79167in" svg:y="6.75in" svg:width="2.38542in" svg:height="0.531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86">
          <draw:page-thumbnail draw:page-number="6" svg:x="4.41667in" svg:y="0.9375in" svg:width="4.5in" svg:height="2.53125in" presentation:class="page" draw:id="id198" presentation:style-name="a1280" draw:name="文本框">
            <svg:title/>
            <svg:desc/>
          </draw:page-thumbnail>
          <draw:frame draw:id="id199" presentation:style-name="a1281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0" presentation:style-name="a1285" draw:name="文本框" svg:x="7.55208in" svg:y="7.12326in" svg:width="5.77778in" svg:height="0.37674in" presentation:class="page-number" presentation:placeholder="false">
            <draw:text-box>
              <text:p text:style-name="a1284" text:class-names="" text:cond-style-name=""><text:span text:style-name="a1282" text:class-names=""><text:page-number style:num-format="1" text:fixed="false">6</text:page-number></text:span><text:span text:style-name="a1283" text:class-names=""/></text:p>
            </draw:text-box>
            <svg:title/>
            <svg:desc/>
          </draw:frame>
        </presentation:notes>
      </draw:page>
      <draw:page draw:name="Slide7" draw:style-name="a1287" draw:master-page-name="Master1-Layout15-cust-自定义版式" presentation:presentation-page-layout-name="Master1-PPL15" draw:id="Slide-262">
        <draw:frame draw:id="id201" presentation:style-name="a1326" draw:name="文本框" svg:x="0.74074in" svg:y="0.48251in" svg:width="4.21536in" svg:height="1.8323in" presentation:class="title" presentation:placeholder="false">
          <draw:text-box>
            <text:p text:style-name="a1325" text:class-names="" text:cond-style-name=""><text:span text:style-name="a1288" text:class-names="">O</text:span><text:span text:style-name="a1289" text:class-names="">U</text:span><text:span text:style-name="a1290" text:class-names="">R</text:span><text:span text:style-name="a1291" text:class-names=""><text:s text:c="1"/></text:span><text:span text:style-name="a1292" text:class-names="">S</text:span><text:span text:style-name="a1293" text:class-names="">O</text:span><text:span text:style-name="a1294" text:class-names="">LU</text:span><text:span text:style-name="a1295" text:class-names="">T</text:span><text:span text:style-name="a1296" text:class-names="">I</text:span><text:span text:style-name="a1297" text:class-names="">O</text:span><text:span text:style-name="a1298" text:class-names="">N</text:span><text:span text:style-name="a1299" text:class-names=""><text:s text:c="1"/></text:span><text:span text:style-name="a1300" text:class-names="">A</text:span><text:span text:style-name="a1301" text:class-names="">N</text:span><text:span text:style-name="a1302" text:class-names="">D</text:span><text:span text:style-name="a1303" text:class-names=""><text:s text:c="1"/></text:span><text:span text:style-name="a1304" text:class-names="">I</text:span><text:span text:style-name="a1305" text:class-names="">T</text:span><text:span text:style-name="a1306" text:class-names="">S</text:span><text:span text:style-name="a1307" text:class-names=""><text:s text:c="1"/></text:span><text:span text:style-name="a1308" text:class-names="">V</text:span><text:span text:style-name="a1309" text:class-names="">A</text:span><text:span text:style-name="a1310" text:class-names="">LU</text:span><text:span text:style-name="a1311" text:class-names="">E</text:span><text:span text:style-name="a1312" text:class-names=""><text:s text:c="1"/></text:span><text:span text:style-name="a1313" text:class-names="">P</text:span><text:span text:style-name="a1314" text:class-names="">R</text:span><text:span text:style-name="a1315" text:class-names="">O</text:span><text:span text:style-name="a1316" text:class-names="">P</text:span><text:span text:style-name="a1317" text:class-names="">O</text:span><text:span text:style-name="a1318" text:class-names="">S</text:span><text:span text:style-name="a1319" text:class-names="">I</text:span><text:span text:style-name="a1320" text:class-names="">T</text:span><text:span text:style-name="a1321" text:class-names="">I</text:span><text:span text:style-name="a1322" text:class-names="">O</text:span><text:span text:style-name="a1323" text:class-names="">N</text:span><text:span text:style-name="a1324" text:class-names=""/></text:p>
          </draw:text-box>
          <svg:title/>
          <svg:desc/>
        </draw:frame>
        <draw:frame draw:id="id202" presentation:style-name="a1337" draw:name="文本框" svg:x="0.58333in" svg:y="2.58333in" svg:width="4.21536in" svg:height="4.66667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*Filtering- purpose to fill the missing values.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*Conditional formatting- blank values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3" text:class-names="">*Using- Pivot table and chart.</text:span><text:span text:style-name="a1334" text:class-names=""/></text:p>
              </text:list-item>
            </text:list>
          </draw:text-box>
          <svg:title/>
          <svg:desc/>
        </draw:frame>
        <draw:frame draw:id="id203" draw:style-name="a1338" draw:name="图片" svg:x="5.2066in" svg:y="0.61222in" svg:width="4.37674in" svg:height="4.80445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345">
          <draw:page-thumbnail draw:page-number="7" svg:x="4.41667in" svg:y="0.9375in" svg:width="4.5in" svg:height="2.53125in" presentation:class="page" draw:id="id204" presentation:style-name="a1339" draw:name="文本框">
            <svg:title/>
            <svg:desc/>
          </draw:page-thumbnail>
          <draw:frame draw:id="id205" presentation:style-name="a1340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6" presentation:style-name="a1344" draw:name="文本框" svg:x="7.55208in" svg:y="7.12326in" svg:width="5.77778in" svg:height="0.37674in" presentation:class="page-number" presentation:placeholder="false">
            <draw:text-box>
              <text:p text:style-name="a1343" text:class-names="" text:cond-style-name=""><text:span text:style-name="a1341" text:class-names=""><text:page-number style:num-format="1" text:fixed="false">7</text:page-number></text:span><text:span text:style-name="a1342" text:class-names=""/></text:p>
            </draw:text-box>
            <svg:title/>
            <svg:desc/>
          </draw:frame>
        </presentation:notes>
      </draw:page>
      <draw:page draw:name="Slide8" draw:style-name="a1346" draw:master-page-name="Master1-Layout12-cust-自定义版式" presentation:presentation-page-layout-name="Master1-PPL12" draw:id="Slide-263">
        <draw:frame draw:id="id207" presentation:style-name="a1350" draw:name="文本框" svg:x="0.74074in" svg:y="0.66667in" svg:width="9.40143in" svg:height="1.44444in" presentation:class="title" presentation:placeholder="false">
          <draw:text-box>
            <text:p text:style-name="a1349" text:class-names="" text:cond-style-name=""><text:span text:style-name="a1347" text:class-names="">Dataset Description</text:span><text:span text:style-name="a1348" text:class-names=""/></text:p>
          </draw:text-box>
          <svg:title/>
          <svg:desc/>
        </draw:frame>
        <draw:frame draw:id="id208" presentation:style-name="a1393" draw:name="文本框" svg:x="0.74074in" svg:y="1.66667in" svg:width="9.40143in" svg:height="4.94025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Employee data set- Kaggle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There are 26 features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The important ten features are,</text:span></text:p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60" text:class-names="">Employment ID</text:span></text:p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First name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Last name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Gender</text:span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Employee status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>Employee type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Employee classification</text:span></text:p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Performance score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Current employee ratings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Business units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00">
          <draw:page-thumbnail draw:page-number="8" svg:x="4.41667in" svg:y="0.9375in" svg:width="4.5in" svg:height="2.53125in" presentation:class="page" draw:id="id209" presentation:style-name="a1394" draw:name="文本框">
            <svg:title/>
            <svg:desc/>
          </draw:page-thumbnail>
          <draw:frame draw:id="id210" presentation:style-name="a139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1" presentation:style-name="a1399" draw:name="文本框" svg:x="7.55208in" svg:y="7.12326in" svg:width="5.77778in" svg:height="0.37674in" presentation:class="page-number" presentation:placeholder="false">
            <draw:text-box>
              <text:p text:style-name="a1398" text:class-names="" text:cond-style-name=""><text:span text:style-name="a1396" text:class-names=""><text:page-number style:num-format="1" text:fixed="false">8</text:page-number></text:span><text:span text:style-name="a1397" text:class-names=""/></text:p>
            </draw:text-box>
            <svg:title/>
            <svg:desc/>
          </draw:frame>
        </presentation:notes>
      </draw:page>
      <draw:page draw:name="Slide9" draw:style-name="a1401" draw:master-page-name="Master1-Layout12-cust-自定义版式" presentation:presentation-page-layout-name="Master1-PPL12" draw:id="Slide-264">
        <draw:custom-shape svg:x="0.82292in" svg:y="7.09322in" svg:width="1.93958in" svg:height="0.18194in" draw:id="id212" draw:style-name="a1418" draw:name="矩形">
          <svg:title/>
          <svg:desc/>
          <text:p text:style-name="a1417" text:class-names="" text:cond-style-name=""><text:span text:style-name="a1402" text:class-names="">3/21/202</text:span><text:span text:style-name="a1403" text:class-names="">4</text:span><text:span text:style-name="a1404" text:class-names=""><text:s text:c="1"/></text:span><text:span text:style-name="a1405" text:class-names=""><text:s text:c="1"/></text:span><text:span text:style-name="a1406" text:class-names="">A</text:span><text:span text:style-name="a1407" text:class-names="">nnu</text:span><text:span text:style-name="a1408" text:class-names="">al</text:span><text:span text:style-name="a1409" text:class-names=""><text:s text:c="1"/></text:span><text:span text:style-name="a1410" text:class-names="">R</text:span><text:span text:style-name="a1411" text:class-names="">e</text:span><text:span text:style-name="a1412" text:class-names="">v</text:span><text:span text:style-name="a1413" text:class-names="">i</text:span><text:span text:style-name="a1414" text:class-names="">e</text:span><text:span text:style-name="a1415" text:class-names="">w</text:span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419" draw:name="图片" svg:x="0.07292in" svg:y="3.69791in" svg:width="2.69792in" svg:height="3.73958in" style:rel-width="scale" style:rel-height="scale">
          <draw:image xlink:href="media/image6.jpg" xlink:type="simple" xlink:show="embed" xlink:actuate="onLoad"/>
          <svg:title/>
          <svg:desc/>
        </draw:frame>
        <draw:frame draw:id="id214" presentation:style-name="a1431" draw:name="文本框" svg:x="0.74074in" svg:y="0.66667in" svg:width="9.40143in" svg:height="0.73348in" presentation:class="title" presentation:placeholder="false">
          <draw:text-box>
            <text:p text:style-name="a1430" text:class-names="" text:cond-style-name=""><text:span text:style-name="a1420" text:class-names="">THE</text:span><text:span text:style-name="a1421" text:class-names=""><text:s text:c="1"/>"</text:span><text:span text:style-name="a1422" text:class-names="">WOW"</text:span><text:span text:style-name="a1423" text:class-names=""><text:s text:c="1"/></text:span><text:span text:style-name="a1424" text:class-names="">IN</text:span><text:span text:style-name="a1425" text:class-names=""><text:s text:c="1"/></text:span><text:span text:style-name="a1426" text:class-names="">OUR</text:span><text:span text:style-name="a1427" text:class-names=""><text:s text:c="1"/></text:span><text:span text:style-name="a1428" text:class-names="">SOLUTION</text:span><text:span text:style-name="a1429" text:class-names=""/></text:p>
          </draw:text-box>
          <svg:title/>
          <svg:desc/>
        </draw:frame>
        <draw:frame draw:id="id215" presentation:style-name="a1441" draw:name="文本框" svg:x="2.77083in" svg:y="2.36285in" svg:width="7.37134in" svg:height="4.24406in" presentation:class="outline" presentation:placeholder="false">
          <draw:text-box>
            <text:list text:style-name="a1434">
              <text:list-item>
                <text:p text:style-name="a1433" text:class-names="" text:cond-style-name=""><text:span text:style-name="a1432" text:class-names="">Performance Level– These include the categories such as Levels in very high, high, medium, low, etc...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</draw:text-box>
          <svg:title/>
          <svg:desc/>
        </draw:frame>
        <draw:custom-shape svg:x="12.33292in" svg:y="7.07933in" svg:width="0.25in" svg:height="0.20972in" draw:id="id216" draw:style-name="a1445" draw:name="矩形">
          <svg:title/>
          <svg:desc/>
          <text:p text:style-name="a1444" text:class-names="" text:cond-style-name=""><text:span text:style-name="a1442" text:class-names=""><text:page-number style:num-format="1" text:fixed="false">9</text:page-number></text:span><text:span text:style-name="a1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52">
          <draw:page-thumbnail draw:page-number="9" svg:x="4.41667in" svg:y="0.9375in" svg:width="4.5in" svg:height="2.53125in" presentation:class="page" draw:id="id217" presentation:style-name="a1446" draw:name="文本框">
            <svg:title/>
            <svg:desc/>
          </draw:page-thumbnail>
          <draw:frame draw:id="id218" presentation:style-name="a144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9" presentation:style-name="a1451" draw:name="文本框" svg:x="7.55208in" svg:y="7.12326in" svg:width="5.77778in" svg:height="0.37674in" presentation:class="page-number" presentation:placeholder="false">
            <draw:text-box>
              <text:p text:style-name="a1450" text:class-names="" text:cond-style-name=""><text:span text:style-name="a1448" text:class-names=""><text:page-number style:num-format="1" text:fixed="false">9</text:page-number></text:span><text:span text:style-name="a1449" text:class-names=""/></text:p>
            </draw:text-box>
            <svg:title/>
            <svg:desc/>
          </draw:frame>
        </presentation:notes>
      </draw:page>
      <draw:page draw:name="Slide10" draw:style-name="a1453" draw:master-page-name="Master1-Layout12-cust-自定义版式" presentation:presentation-page-layout-name="Master1-PPL12" draw:id="Slide-265">
        <draw:frame draw:id="id220" draw:style-name="a1454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custom-shape svg:x="12.33292in" svg:y="7.07933in" svg:width="0.25in" svg:height="0.20972in" draw:id="id221" draw:style-name="a1458" draw:name="矩形">
          <svg:title/>
          <svg:desc/>
          <text:p text:style-name="a1457" text:class-names="" text:cond-style-name=""><text:span text:style-name="a1455" text:class-names=""><text:page-number style:num-format="1" text:fixed="false">10</text:page-number></text:span><text:span text:style-name="a1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presentation:style-name="a1462" draw:name="文本框" svg:x="0.74074in" svg:y="0.66667in" svg:width="9.40143in" svg:height="1.44444in" presentation:class="title" presentation:placeholder="false">
          <draw:text-box>
            <text:p text:style-name="a1461" text:class-names="" text:cond-style-name=""><text:span text:style-name="a1459" text:class-names="">MODELLING</text:span><text:span text:style-name="a1460" text:class-names=""/></text:p>
          </draw:text-box>
          <svg:title/>
          <svg:desc/>
        </draw:frame>
        <draw:frame draw:id="id223" presentation:style-name="a1482" draw:name="文本框" svg:x="0.74074in" svg:y="2.36285in" svg:width="9.40143in" svg:height="4.24406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The modelling in this employee performance analysis project includes the following:</text:span></text:p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*Data collection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*Data cleaning</text:span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>*Results</text:span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*Pivot table</text:span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8" text:class-names="">*Chart</text:span><text:span text:style-name="a147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89">
          <draw:page-thumbnail draw:page-number="10" svg:x="4.41667in" svg:y="0.9375in" svg:width="4.5in" svg:height="2.53125in" presentation:class="page" draw:id="id224" presentation:style-name="a1483" draw:name="文本框">
            <svg:title/>
            <svg:desc/>
          </draw:page-thumbnail>
          <draw:frame draw:id="id225" presentation:style-name="a148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26" presentation:style-name="a1488" draw:name="文本框" svg:x="7.55208in" svg:y="7.12326in" svg:width="5.77778in" svg:height="0.37674in" presentation:class="page-number" presentation:placeholder="false">
            <draw:text-box>
              <text:p text:style-name="a1487" text:class-names="" text:cond-style-name=""><text:span text:style-name="a1485" text:class-names=""><text:page-number style:num-format="1" text:fixed="false">10</text:page-number></text:span><text:span text:style-name="a1486" text:class-names=""/></text:p>
            </draw:text-box>
            <svg:title/>
            <svg:desc/>
          </draw:frame>
        </presentation:notes>
      </draw:page>
      <draw:page draw:name="Slide11" draw:style-name="a1490" draw:master-page-name="Master1-Layout12-cust-自定义版式" presentation:presentation-page-layout-name="Master1-PPL12" draw:id="Slide-266">
        <draw:frame draw:id="id227" draw:style-name="a1491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frame draw:id="id228" presentation:style-name="a1500" draw:name="文本框" svg:x="0.83333in" svg:y="0.58333in" svg:width="9.40143in" svg:height="0.62059in" presentation:class="title" presentation:placeholder="false">
          <draw:text-box>
            <text:p text:style-name="a1499" text:class-names="" text:cond-style-name=""><text:span text:style-name="a1492" text:class-names="">R</text:span><text:span text:style-name="a1493" text:class-names="">E</text:span><text:span text:style-name="a1494" text:class-names="">S</text:span><text:span text:style-name="a1495" text:class-names="">U</text:span><text:span text:style-name="a1496" text:class-names="">L</text:span><text:span text:style-name="a1497" text:class-names="">TS</text:span><text:span text:style-name="a1498" text:class-names=""/></text:p>
          </draw:text-box>
          <svg:title/>
          <svg:desc/>
        </draw:frame>
        <draw:custom-shape svg:x="12.33292in" svg:y="7.07933in" svg:width="0.25in" svg:height="0.20972in" draw:id="id229" draw:style-name="a1504" draw:name="矩形">
          <svg:title/>
          <svg:desc/>
          <text:p text:style-name="a1503" text:class-names="" text:cond-style-name=""><text:span text:style-name="a1501" text:class-names=""><text:page-number style:num-format="1" text:fixed="false">11</text:page-number></text:span><text:span text:style-name="a1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505" draw:name="图表" svg:x="0.74132in" svg:y="2.36285in" svg:width="9.40104in" svg:height="4.24479in" style:rel-width="scale" style:rel-height="scale">
          <draw:object xlink:href="Object 1/" xlink:type="simple" xlink:show="embed" xlink:actuate="onLoad"/>
          <svg:title/>
          <svg:desc/>
        </draw:frame>
        <presentation:notes draw:style-name="a1512">
          <draw:page-thumbnail draw:page-number="11" svg:x="4.41667in" svg:y="0.9375in" svg:width="4.5in" svg:height="2.53125in" presentation:class="page" draw:id="id231" presentation:style-name="a1506" draw:name="文本框">
            <svg:title/>
            <svg:desc/>
          </draw:page-thumbnail>
          <draw:frame draw:id="id232" presentation:style-name="a150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3" presentation:style-name="a1511" draw:name="文本框" svg:x="7.55208in" svg:y="7.12326in" svg:width="5.77778in" svg:height="0.37674in" presentation:class="page-number" presentation:placeholder="false">
            <draw:text-box>
              <text:p text:style-name="a1510" text:class-names="" text:cond-style-name=""><text:span text:style-name="a1508" text:class-names=""><text:page-number style:num-format="1" text:fixed="false">11</text:page-number></text:span><text:span text:style-name="a1509" text:class-names=""/></text:p>
            </draw:text-box>
            <svg:title/>
            <svg:desc/>
          </draw:frame>
        </presentation:notes>
      </draw:page>
      <draw:page draw:name="Slide12" draw:style-name="a1513" draw:master-page-name="Master1-Layout12-cust-自定义版式" presentation:presentation-page-layout-name="Master1-PPL12" draw:id="Slide-267">
        <draw:frame draw:id="id234" presentation:style-name="a1517" draw:name="文本框" svg:x="0.74074in" svg:y="0.66667in" svg:width="9.40143in" svg:height="1.44444in" presentation:class="title" presentation:placeholder="false">
          <draw:text-box>
            <text:p text:style-name="a1516" text:class-names="" text:cond-style-name=""><text:span text:style-name="a1514" text:class-names="">CONCLUSION</text:span><text:span text:style-name="a1515" text:class-names=""/></text:p>
          </draw:text-box>
          <svg:title/>
          <svg:desc/>
        </draw:frame>
        <draw:frame draw:id="id235" presentation:style-name="a1522" draw:name="文本框" svg:x="0.74074in" svg:y="2.36285in" svg:width="7.84259in" svg:height="4.80382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8" text:class-names="">The conclusion is the employee data analysis reveals the key insights in workforce performance and areas needed for improvement. The effective data analysis provides a foundation for the improvised planning and operational developments, which leads to a motivated and productive workforce environment.</text:span><text:span text:style-name="a1519" text:class-names=""/></text:p>
              </text:list-item>
            </text:list>
          </draw:text-box>
          <svg:title/>
          <svg:desc/>
        </draw:frame>
        <presentation:notes draw:style-name="a1529">
          <draw:page-thumbnail draw:page-number="12" svg:x="4.41667in" svg:y="0.9375in" svg:width="4.5in" svg:height="2.53125in" presentation:class="page" draw:id="id236" presentation:style-name="a1523" draw:name="文本框">
            <svg:title/>
            <svg:desc/>
          </draw:page-thumbnail>
          <draw:frame draw:id="id237" presentation:style-name="a152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8" presentation:style-name="a1528" draw:name="文本框" svg:x="7.55208in" svg:y="7.12326in" svg:width="5.77778in" svg:height="0.37674in" presentation:class="page-number" presentation:placeholder="false">
            <draw:text-box>
              <text:p text:style-name="a1527" text:class-names="" text:cond-style-name=""><text:span text:style-name="a1525" text:class-names=""><text:page-number style:num-format="1" text:fixed="false">12</text:page-number></text:span><text:span text:style-name="a152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标题幻灯片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标题和内容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节标题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两栏内容">
      <presentation:placeholder presentation:object="title" svg:x="0.74074in" svg:y="0.66667in" svg:width="9.40143in" svg:height="1.44444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比较">
      <presentation:placeholder presentation:object="title" svg:x="0.74074in" svg:y="0.66667in" svg:width="9.40143in" svg:height="1.44444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仅标题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空白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内容与标题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图片与标题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标题和竖排文本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垂直排列标题与文本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4.57572in" svg:height="4.24406in"/>
      <presentation:placeholder presentation:object="outline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自定义版式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自定义版式">
      <presentation:placeholder presentation:object="title" svg:x="0.74074in" svg:y="1.63889in" svg:width="4.21536in" svg:height="1.39815in"/>
      <presentation:placeholder presentation:object="outline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none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7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d34817" draw:opacity="30%" draw:stroke="none"/>
    </style:style>
    <style:style style:family="graphic" style:name="a37">
      <style:graphic-properties draw:fill="solid" draw:fill-color="#d34817" draw:opacity="20%" draw:stroke="non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9b2d1f" draw:opacity="72%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732217" draw:opacity="70%" draw:stroke="non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solid" draw:fill-color="#d34817" draw:opacity="30%" draw:stroke="non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solid" draw:fill-color="#d34817" draw:opacity="20%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solid" draw:fill-color="#9b2d1f" draw:opacity="72%" draw:stroke="non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solid" draw:fill-color="#732217" draw:opacity="7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solid" draw:fill-color="#ee8d6a" draw:opacity="70%" draw:stroke="none"/>
    </style:style>
    <style:style style:family="graphic" style:name="a816">
      <style:graphic-properties draw:fill="solid" draw:fill-color="#d34817" draw:opacity="65%" draw:stroke="none"/>
    </style:style>
    <style:style style:family="graphic" style:name="a817">
      <style:graphic-properties draw:fill="solid" draw:fill-color="#d34817" draw:opacity="80%" draw:stroke="none"/>
    </style:style>
    <style:style style:family="graphic" style:name="a818">
      <style:graphic-properties draw:fill="solid" draw:fill-color="#d34817" draw:opacity="85%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ee8d6a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d34817" draw:opacity="65%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d34817" draw:opacity="80%" draw:stroke="non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d34817" draw:opacity="85%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d8d8d8" svg:stroke-opacity="100%" draw:stroke-linejoin="round" svg:stroke-linecap="but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draw:fill="solid" draw:fill-color="#d34817" draw:opacity="30%" draw:stroke="none"/>
    </style:style>
    <style:style style:family="graphic" style:name="a904">
      <style:graphic-properties draw:fill="solid" draw:fill-color="#d34817" draw:opacity="20%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9b2d1f" draw:opacity="72%" draw:stroke="non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solid" draw:fill-color="#732217" draw:opacity="70%" draw:stroke="none"/>
    </style:style>
    <style:style style:family="graphic" style:name="a907">
      <style:graphic-properties draw:fill="solid" draw:fill-color="#ee8d6a" draw:opacity="70%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solid" draw:fill-color="#d34817" draw:opacity="65%" draw:stroke="non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9">
      <style:graphic-properties draw:fill="solid" draw:fill-color="#d34817" draw:opacity="80%" draw:stroke="non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d34817" draw:opacity="85%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draw:fill="none" draw:stroke="solid" svg:stroke-width="0.01042in" svg:stroke-color="#bfbfbf" svg:stroke-opacity="100%" draw:stroke-linejoin="round" svg:stroke-linecap="but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1042in" svg:stroke-color="#d8d8d8" svg:stroke-opacity="100%" draw:stroke-linejoin="round" svg:stroke-linecap="butt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solid" draw:fill-color="#d34817" draw:opacity="30%" draw:stroke="none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draw:fill="solid" draw:fill-color="#d34817" draw:opacity="20%" draw:stroke="none"/>
    </style:style>
    <style:style style:family="graphic" style:name="a1043">
      <style:graphic-properties draw:fill="solid" draw:fill-color="#9b2d1f" draw:opacity="72%" draw:stroke="none"/>
    </style:style>
    <style:style style:family="graphic" style:name="a1044">
      <style:graphic-properties draw:fill="solid" draw:fill-color="#732217" draw:opacity="70%" draw:stroke="none"/>
    </style:style>
    <style:style style:family="graphic" style:name="a1045">
      <style:graphic-properties draw:fill="solid" draw:fill-color="#ee8d6a" draw:opacity="70%" draw:stroke="none"/>
    </style:style>
    <style:style style:family="graphic" style:name="a1046">
      <style:graphic-properties draw:fill="solid" draw:fill-color="#d34817" draw:opacity="65%" draw:stroke="none"/>
    </style:style>
    <style:style style:family="graphic" style:name="a1047">
      <style:graphic-properties draw:fill="solid" draw:fill-color="#d34817" draw:opacity="80%" draw:stroke="none"/>
    </style:style>
    <style:style style:family="graphic" style:name="a1048">
      <style:graphic-properties draw:fill="solid" draw:fill-color="#d34817" draw:opacity="85%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bfbfbf" svg:stroke-opacity="100%" draw:stroke-linejoin="round" svg:stroke-linecap="butt"/>
    </style:style>
    <style:style style:family="graphic" style:name="a97">
      <style:graphic-properties draw:fill="none" draw:stroke="solid" svg:stroke-width="0.01042in" svg:stroke-color="#d8d8d8" svg:stroke-opacity="100%" draw:stroke-linejoin="round" svg:stroke-linecap="butt"/>
    </style:style>
    <style:style style:family="graphic" style:name="a98">
      <style:graphic-properties draw:fill="solid" draw:fill-color="#d34817" draw:opacity="30%" draw:stroke="non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solid" draw:fill-color="#d34817" draw:opacity="20%" draw:stroke="none"/>
    </style:style>
    <style:style style:family="paragraph" style:name="a792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88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d34817" draw:opacity="30%" draw:stroke="none"/>
    </style:style>
    <style:style style:family="graphic" style:name="a962">
      <style:graphic-properties draw:fill="solid" draw:fill-color="#d34817" draw:opacity="20%" draw:stroke="non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9b2d1f" draw:opacity="72%" draw:stroke="non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draw:fill="solid" draw:fill-color="#732217" draw:opacity="70%" draw:stroke="none"/>
    </style:style>
    <style:style style:family="paragraph" style:name="a888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draw:fill="solid" draw:fill-color="#ee8d6a" draw:opacity="70%" draw:stroke="none"/>
    </style:style>
    <style:style style:family="graphic" style:name="a966">
      <style:graphic-properties draw:fill="solid" draw:fill-color="#d34817" draw:opacity="65%" draw:stroke="none"/>
    </style:style>
    <style:style style:family="graphic" style:name="a967">
      <style:graphic-properties draw:fill="solid" draw:fill-color="#d34817" draw:opacity="80%" draw:stroke="non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draw:fill="solid" draw:fill-color="#d34817" draw:opacity="85%" draw:stroke="none"/>
    </style:style>
    <style:style style:family="presentation" style:name="a106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9b2d1f" draw:opacity="72%" draw:stroke="none"/>
    </style:style>
    <style:style style:family="graphic" style:name="a101">
      <style:graphic-properties draw:fill="solid" draw:fill-color="#732217" draw:opacity="70%" draw:stroke="none"/>
    </style:style>
    <style:style style:family="graphic" style:name="a102">
      <style:graphic-properties draw:fill="solid" draw:fill-color="#ee8d6a" draw:opacity="70%" draw:stroke="none"/>
    </style:style>
    <style:style style:family="graphic" style:name="a103">
      <style:graphic-properties draw:fill="solid" draw:fill-color="#d34817" draw:opacity="65%" draw:stroke="none"/>
    </style:style>
    <style:style style:family="graphic" style:name="a104">
      <style:graphic-properties draw:fill="solid" draw:fill-color="#d34817" draw:opacity="80%" draw:stroke="none"/>
    </style:style>
    <style:style style:family="graphic" style:name="a105">
      <style:graphic-properties draw:fill="solid" draw:fill-color="#d34817" draw:opacity="85%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text-transform="uppercas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3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35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3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6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53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6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26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2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7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45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3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0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8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8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8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4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2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4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组合" draw:id="id0">
        <svg:title/>
        <svg:desc/>
        <draw:custom-shape svg:x="10.24826in" svg:y="0in" svg:width="1.33333in" svg:height="7.5in" draw:id="id6" draw:style-name="a34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7" draw:style-name="a35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8" draw:style-name="a36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9" draw:style-name="a37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" draw:style-name="a3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" draw:style-name="a40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" draw:style-name="a41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4" draw:style-name="a42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文本框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文本框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文本框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6/2024</text:date></text:span><text:span text:style-name="a24" text:class-names=""/></text:p>
        </draw:text-box>
        <svg:title/>
        <svg:desc/>
      </draw:frame>
      <draw:frame draw:id="id4" presentation:style-name="a29" draw:name="文本框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文本框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7" draw:name="文本框" svg:x="7.55208in" svg:y="7.12326in" svg:width="5.77778in" svg:height="0.37674in" presentation:class="page-number" presentation:placeholder="false">
          <draw:text-box>
  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  </draw:text-box>
          <svg:title/>
          <svg:desc/>
        </draw:frame>
        <draw:frame draw:id="id17" presentation:style-name="a50" draw:name="文本框" svg:x="0in" svg:y="0in" svg:width="5.77778in" svg:height="0.37674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8" presentation:style-name="a55" draw:name="文本框" svg:x="7.55208in" svg:y="0in" svg:width="5.77778in" svg:height="0.37674in" presentation:class="date-time" presentation:placeholder="false">
          <draw:text-box>
            <text:p text:style-name="a54" text:class-names="" text:cond-style-name=""><text:span text:style-name="a51" text:class-names=""><text:date text:fixed="false" style:data-style-name="a52">9/6/2024</text:date></text:span><text:span text:style-name="a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6" draw:name="对象">
          <svg:title/>
          <svg:desc/>
        </draw:page-thumbnail>
        <draw:frame draw:id="id20" presentation:style-name="a72" draw:name="文本框" svg:x="1.33333in" svg:y="3.60937in" svg:width="10.66667in" svg:height="2.95312in" presentation:class="notes" presentation:placeholder="false">
          <draw:text-box>
            <text:p text:style-name="a58" text:class-names="" text:cond-style-name=""><text:span text:style-name="a57" text:class-names="">Click to edit Master text styles</text:span></text:p>
            <text:list text:style-name="a61">
              <text:list-item>
                <text:list text:style-name="a61">
                  <text:list-item>
                    <text:p text:style-name="a60" text:class-names="" text:cond-style-name=""><text:span text:style-name="a59" text:class-names="">Second level</text:span></text:p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p text:style-name="a63" text:class-names="" text:cond-style-name=""><text:span text:style-name="a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8" text:class-names="">Fifth level</text:span><text:span text:style-name="a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5" draw:name="文本框" svg:x="0in" svg:y="7.12326in" svg:width="5.77778in" svg:height="0.376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77">
      <draw:g draw:name="组合" draw:id="id22">
        <svg:title/>
        <svg:desc/>
        <draw:custom-shape svg:x="10.24826in" svg:y="0in" svg:width="1.33333in" svg:height="7.5in" draw:id="id28" draw:style-name="a96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29" draw:style-name="a97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30" draw:style-name="a98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31" draw:style-name="a99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32" draw:style-name="a10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1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34" draw:style-name="a102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35" draw:style-name="a103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36" draw:style-name="a104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5" draw:transform="translate(-0.46074in -3.09829in) rotate(-3.14159) translate(0.46074in 3.09829in)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文本框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文本框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88" draw:name="文本框" svg:x="7.87963in" svg:y="6.60691in" svg:width="0.99731in" svg:height="0.39931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6" presentation:style-name="a91" draw:name="文本框" svg:x="0.74074in" svg:y="6.60691in" svg:width="6.8871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7" presentation:style-name="a95" draw:name="文本框" svg:x="9.39486in" svg:y="6.60691in" svg:width="0.74731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#›</text:page-number></text:span><text:span text:style-name="a93" text:class-names=""/></text:p>
        </draw:text-box>
        <svg:title/>
        <svg:desc/>
      </draw:frame>
      <presentation:notes style:page-layout-name="pageLayout2" draw:style-name="a138">
        <draw:frame draw:id="id16" presentation:style-name="a109" draw:name="文本框" svg:x="7.55208in" svg:y="7.12326in" svg:width="5.77778in" svg:height="0.37674in" presentation:class="page-number" presentation:placeholder="false">
          <draw:text-box>
  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  </draw:text-box>
          <svg:title/>
          <svg:desc/>
        </draw:frame>
        <draw:frame draw:id="id17" presentation:style-name="a112" draw:name="文本框" svg:x="0in" svg:y="0in" svg:width="5.77778in" svg:height="0.376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8" presentation:style-name="a117" draw:name="文本框" svg:x="7.55208in" svg:y="0in" svg:width="5.77778in" svg:height="0.376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9/6/2024</text:date></text:span><text:span text:style-name="a115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18" draw:name="对象">
          <svg:title/>
          <svg:desc/>
        </draw:page-thumbnail>
        <draw:frame draw:id="id20" presentation:style-name="a134" draw:name="文本框" svg:x="1.33333in" svg:y="3.60937in" svg:width="10.66667in" svg:height="2.95312in" presentation:class="notes" presentation:placeholder="false">
          <draw:text-box>
            <text:p text:style-name="a120" text:class-names="" text:cond-style-name=""><text:span text:style-name="a119" text:class-names="">Click to edit Master text styles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cond level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30" text:class-names="">Fifth level</text:span><text:span text:style-name="a1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7" draw:name="文本框" svg:x="0in" svg:y="7.12326in" svg:width="5.77778in" svg:height="0.37674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39">
      <draw:frame draw:id="id38" draw:layer="Master1-bg" presentation:style-name="a142" draw:name="文本框" svg:x="0.74074in" svg:y="0.66667in" svg:width="9.40143in" svg:height="1.44444in" presentation:class="title" presentation:placeholder="false">
        <draw:text-box>
          <text:p text:style-name="a141" text:class-names="" text:cond-style-name=""><text:span text:style-name="a140" text:class-names="">单击此处编辑母版标题样式</text:span></text:p>
        </draw:text-box>
        <svg:title/>
        <svg:desc/>
      </draw:frame>
      <draw:frame draw:id="id39" presentation:style-name="a158" draw:name="文本框" svg:x="0.74074in" svg:y="2.36285in" svg:width="9.40143in" svg:height="4.24406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单击此处编辑母版文本样式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第二级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第三级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3" draw:name="文本框" svg:x="7.87963in" svg:y="6.60691in" svg:width="0.99731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2024/9/6</text:date></text:span><text:span text:style-name="a161" text:class-names=""/></text:p>
        </draw:text-box>
        <svg:title/>
        <svg:desc/>
      </draw:frame>
      <draw:frame draw:id="id41" presentation:style-name="a166" draw:name="文本框" svg:x="0.74074in" svg:y="6.60691in" svg:width="6.88715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42" presentation:style-name="a170" draw:name="文本框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  <presentation:notes style:page-layout-name="pageLayout2" draw:style-name="a203">
        <draw:frame draw:id="id16" presentation:style-name="a174" draw:name="文本框" svg:x="7.55208in" svg:y="7.12326in" svg:width="5.77778in" svg:height="0.376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  </draw:text-box>
          <svg:title/>
          <svg:desc/>
        </draw:frame>
        <draw:frame draw:id="id17" presentation:style-name="a177" draw:name="文本框" svg:x="0in" svg:y="0in" svg:width="5.77778in" svg:height="0.376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8" presentation:style-name="a182" draw:name="文本框" svg:x="7.55208in" svg:y="0in" svg:width="5.77778in" svg:height="0.37674in" presentation:class="date-time" presentation:placeholder="false">
          <draw:text-box>
            <text:p text:style-name="a181" text:class-names="" text:cond-style-name=""><text:span text:style-name="a178" text:class-names=""><text:date text:fixed="false" style:data-style-name="a179">9/6/2024</text:date></text:span><text:span text:style-name="a18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83" draw:name="对象">
          <svg:title/>
          <svg:desc/>
        </draw:page-thumbnail>
        <draw:frame draw:id="id20" presentation:style-name="a199" draw:name="文本框" svg:x="1.33333in" svg:y="3.60937in" svg:width="10.66667in" svg:height="2.95312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ifth level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02" draw:name="文本框" svg:x="0in" svg:y="7.12326in" svg:width="5.77778in" svg:height="0.376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204">
      <draw:frame draw:id="id43" draw:layer="Master1-bg" presentation:style-name="a207" draw:name="文本框" svg:x="0.78993in" svg:y="4.81944in" svg:width="8.5in" svg:height="1.48958in" presentation:class="title" presentation:placeholder="false">
        <draw:text-box>
          <text:p text:style-name="a206" text:class-names="" text:cond-style-name=""><text:span text:style-name="a205" text:class-names="">单击此处编辑母版标题样式</text:span></text:p>
        </draw:text-box>
        <svg:title/>
        <svg:desc/>
      </draw:frame>
      <draw:frame draw:id="id44" presentation:style-name="a211" draw:name="文本框" svg:x="0.78993in" svg:y="3.17882in" svg:width="8.5in" svg:height="1.6406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单击此处编辑母版文本样式</text:span></text:p>
            </text:list-item>
          </text:list>
        </draw:text-box>
        <svg:title/>
        <svg:desc/>
      </draw:frame>
      <draw:frame draw:id="id45" presentation:style-name="a216" draw:name="文本框" svg:x="7.87963in" svg:y="6.60691in" svg:width="0.99731in" svg:height="0.39931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>2024/9/6</text:date></text:span><text:span text:style-name="a214" text:class-names=""/></text:p>
        </draw:text-box>
        <svg:title/>
        <svg:desc/>
      </draw:frame>
      <draw:frame draw:id="id46" presentation:style-name="a219" draw:name="文本框" svg:x="0.74074in" svg:y="6.60691in" svg:width="6.8871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7" presentation:style-name="a223" draw:name="文本框" svg:x="9.39486in" svg:y="6.60691in" svg:width="0.74731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#›</text:page-number></text:span><text:span text:style-name="a221" text:class-names=""/></text:p>
        </draw:text-box>
        <svg:title/>
        <svg:desc/>
      </draw:frame>
      <presentation:notes style:page-layout-name="pageLayout2" draw:style-name="a256">
        <draw:frame draw:id="id16" presentation:style-name="a227" draw:name="文本框" svg:x="7.55208in" svg:y="7.12326in" svg:width="5.77778in" svg:height="0.376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  <draw:frame draw:id="id17" presentation:style-name="a230" draw:name="文本框" svg:x="0in" svg:y="0in" svg:width="5.77778in" svg:height="0.376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8" presentation:style-name="a235" draw:name="文本框" svg:x="7.55208in" svg:y="0in" svg:width="5.77778in" svg:height="0.37674in" presentation:class="date-time" presentation:placeholder="false">
          <draw:text-box>
            <text:p text:style-name="a234" text:class-names="" text:cond-style-name=""><text:span text:style-name="a231" text:class-names=""><text:date text:fixed="false" style:data-style-name="a232">9/6/2024</text:date></text:span><text:span text:style-name="a23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236" draw:name="对象">
          <svg:title/>
          <svg:desc/>
        </draw:page-thumbnail>
        <draw:frame draw:id="id20" presentation:style-name="a252" draw:name="文本框" svg:x="1.33333in" svg:y="3.60937in" svg:width="10.66667in" svg:height="2.95312in" presentation:class="notes" presentation:placeholder="false">
          <draw:text-box>
            <text:p text:style-name="a238" text:class-names="" text:cond-style-name=""><text:span text:style-name="a237" text:class-names="">Click to 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8" text:class-names="">Fifth level</text:span><text:span text:style-name="a2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55" draw:name="文本框" svg:x="0in" svg:y="7.12326in" svg:width="5.77778in" svg:height="0.3767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57">
      <draw:frame draw:id="id48" draw:layer="Master1-bg" presentation:style-name="a260" draw:name="文本框" svg:x="0.74074in" svg:y="0.66667in" svg:width="9.40143in" svg:height="1.44444in" presentation:class="title" presentation:placeholder="false">
        <draw:text-box>
          <text:p text:style-name="a259" text:class-names="" text:cond-style-name=""><text:span text:style-name="a258" text:class-names="">单击此处编辑母版标题样式</text:span></text:p>
        </draw:text-box>
        <svg:title/>
        <svg:desc/>
      </draw:frame>
      <draw:frame draw:id="id49" presentation:style-name="a276" draw:name="文本框" svg:x="0.5in" svg:y="1.75in" svg:width="4.41667in" svg:height="4.94965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单击此处编辑母版文本样式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第二级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第三级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2" draw:name="文本框" svg:x="5.08333in" svg:y="1.75in" svg:width="4.41667in" svg:height="4.9496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单击此处编辑母版文本样式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第二级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第三级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97" draw:name="文本框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2024/9/6</text:date></text:span><text:span text:style-name="a295" text:class-names=""/></text:p>
        </draw:text-box>
        <svg:title/>
        <svg:desc/>
      </draw:frame>
      <draw:frame draw:id="id52" presentation:style-name="a300" draw:name="文本框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3" presentation:style-name="a304" draw:name="文本框" svg:x="9.39486in" svg:y="6.60691in" svg:width="0.74731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title/>
        <svg:desc/>
      </draw:frame>
      <presentation:notes style:page-layout-name="pageLayout2" draw:style-name="a337">
        <draw:frame draw:id="id16" presentation:style-name="a308" draw:name="文本框" svg:x="7.55208in" svg:y="7.12326in" svg:width="5.77778in" svg:height="0.37674in" presentation:class="page-number" presentation:placeholder="false">
          <draw:text-box>
  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  </draw:text-box>
          <svg:title/>
          <svg:desc/>
        </draw:frame>
        <draw:frame draw:id="id17" presentation:style-name="a311" draw:name="文本框" svg:x="0in" svg:y="0in" svg:width="5.77778in" svg:height="0.37674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8" presentation:style-name="a316" draw:name="文本框" svg:x="7.55208in" svg:y="0in" svg:width="5.77778in" svg:height="0.37674in" presentation:class="date-time" presentation:placeholder="false">
          <draw:text-box>
            <text:p text:style-name="a315" text:class-names="" text:cond-style-name=""><text:span text:style-name="a312" text:class-names=""><text:date text:fixed="false" style:data-style-name="a313">9/6/2024</text:date></text:span><text:span text:style-name="a314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317" draw:name="对象">
          <svg:title/>
          <svg:desc/>
        </draw:page-thumbnail>
        <draw:frame draw:id="id20" presentation:style-name="a333" draw:name="文本框" svg:x="1.33333in" svg:y="3.60937in" svg:width="10.66667in" svg:height="2.95312in" presentation:class="notes" presentation:placeholder="false">
          <draw:text-box>
            <text:p text:style-name="a319" text:class-names="" text:cond-style-name=""><text:span text:style-name="a318" text:class-names="">Click to edit Master text styles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cond le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ifth level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36" draw:name="文本框" svg:x="0in" svg:y="7.12326in" svg:width="5.77778in" svg:height="0.376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38">
      <draw:frame draw:id="id54" draw:layer="Master1-bg" presentation:style-name="a341" draw:name="文本框" svg:x="0.74074in" svg:y="0.66667in" svg:width="9.40143in" svg:height="1.44444in" presentation:class="title" presentation:placeholder="false">
        <draw:text-box>
          <text:p text:style-name="a340" text:class-names="" text:cond-style-name=""><text:span text:style-name="a339" text:class-names="">单击此处编辑母版标题样式</text:span></text:p>
        </draw:text-box>
        <svg:title/>
        <svg:desc/>
      </draw:frame>
      <draw:frame draw:id="id55" presentation:style-name="a345" draw:name="文本框" svg:x="0.5in" svg:y="1.67882in" svg:width="4.4184in" svg:height="0.6996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单击此处编辑母版文本样式</text:span></text:p>
            </text:list-item>
          </text:list>
        </draw:text-box>
        <svg:title/>
        <svg:desc/>
      </draw:frame>
      <draw:frame draw:id="id56" presentation:style-name="a361" draw:name="文本框" svg:x="0.5in" svg:y="2.37847in" svg:width="4.4184in" svg:height="4.32118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单击此处编辑母版文本样式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第二级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第三级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5" draw:name="文本框" svg:x="5.07986in" svg:y="1.67882in" svg:width="4.42014in" svg:height="0.6996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单击此处编辑母版文本样式</text:span></text:p>
            </text:list-item>
          </text:list>
        </draw:text-box>
        <svg:title/>
        <svg:desc/>
      </draw:frame>
      <draw:frame draw:id="id58" presentation:style-name="a381" draw:name="文本框" svg:x="5.07986in" svg:y="2.37847in" svg:width="4.42014in" svg:height="4.32118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单击此处编辑母版文本样式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第二级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第三级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6" draw:name="文本框" svg:x="7.87963in" svg:y="6.60691in" svg:width="0.99731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>2024/9/6</text:date></text:span><text:span text:style-name="a384" text:class-names=""/></text:p>
        </draw:text-box>
        <svg:title/>
        <svg:desc/>
      </draw:frame>
      <draw:frame draw:id="id60" presentation:style-name="a389" draw:name="文本框" svg:x="0.74074in" svg:y="6.60691in" svg:width="6.88715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1" presentation:style-name="a393" draw:name="文本框" svg:x="9.39486in" svg:y="6.60691in" svg:width="0.74731in" svg:height="0.39931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>‹#›</text:page-number></text:span><text:span text:style-name="a391" text:class-names=""/></text:p>
        </draw:text-box>
        <svg:title/>
        <svg:desc/>
      </draw:frame>
      <presentation:notes style:page-layout-name="pageLayout2" draw:style-name="a426">
        <draw:frame draw:id="id16" presentation:style-name="a397" draw:name="文本框" svg:x="7.55208in" svg:y="7.12326in" svg:width="5.77778in" svg:height="0.376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  <draw:frame draw:id="id17" presentation:style-name="a400" draw:name="文本框" svg:x="0in" svg:y="0in" svg:width="5.77778in" svg:height="0.376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8" presentation:style-name="a405" draw:name="文本框" svg:x="7.55208in" svg:y="0in" svg:width="5.77778in" svg:height="0.376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9/6/2024</text:date></text:span><text:span text:style-name="a40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06" draw:name="对象">
          <svg:title/>
          <svg:desc/>
        </draw:page-thumbnail>
        <draw:frame draw:id="id20" presentation:style-name="a422" draw:name="文本框" svg:x="1.33333in" svg:y="3.60937in" svg:width="10.66667in" svg:height="2.95312in" presentation:class="notes" presentation:placeholder="false">
          <draw:text-box>
            <text:p text:style-name="a408" text:class-names="" text:cond-style-name=""><text:span text:style-name="a407" text:class-names="">Click to edit Master text styles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Second level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Fifth level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25" draw:name="文本框" svg:x="0in" svg:y="7.12326in" svg:width="5.77778in" svg:height="0.376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427">
      <draw:frame draw:id="id62" draw:layer="Master1-bg" presentation:style-name="a430" draw:name="文本框" svg:x="0.74074in" svg:y="0.66667in" svg:width="9.40143in" svg:height="1.44444in" presentation:class="title" presentation:placeholder="false">
        <draw:text-box>
          <text:p text:style-name="a429" text:class-names="" text:cond-style-name=""><text:span text:style-name="a428" text:class-names="">单击此处编辑母版标题样式</text:span></text:p>
        </draw:text-box>
        <svg:title/>
        <svg:desc/>
      </draw:frame>
      <draw:frame draw:id="id63" presentation:style-name="a435" draw:name="文本框" svg:x="7.87963in" svg:y="6.60691in" svg:width="0.99731in" svg:height="0.39931in" presentation:class="date-time" presentation:placeholder="false">
        <draw:text-box>
          <text:p text:style-name="a434" text:class-names="" text:cond-style-name=""><text:span text:style-name="a431" text:class-names=""><text:date text:fixed="false" style:data-style-name="a432">2024/9/6</text:date></text:span><text:span text:style-name="a433" text:class-names=""/></text:p>
        </draw:text-box>
        <svg:title/>
        <svg:desc/>
      </draw:frame>
      <draw:frame draw:id="id64" presentation:style-name="a438" draw:name="文本框" svg:x="0.74074in" svg:y="6.60691in" svg:width="6.88715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文本框" svg:x="9.39486in" svg:y="6.60691in" svg:width="0.74731in" svg:height="0.39931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>‹#›</text:page-number></text:span><text:span text:style-name="a440" text:class-names=""/></text:p>
        </draw:text-box>
        <svg:title/>
        <svg:desc/>
      </draw:frame>
      <presentation:notes style:page-layout-name="pageLayout2" draw:style-name="a475">
        <draw:frame draw:id="id16" presentation:style-name="a446" draw:name="文本框" svg:x="7.55208in" svg:y="7.12326in" svg:width="5.77778in" svg:height="0.37674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  </draw:text-box>
          <svg:title/>
          <svg:desc/>
        </draw:frame>
        <draw:frame draw:id="id17" presentation:style-name="a449" draw:name="文本框" svg:x="0in" svg:y="0in" svg:width="5.77778in" svg:height="0.376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8" presentation:style-name="a454" draw:name="文本框" svg:x="7.55208in" svg:y="0in" svg:width="5.77778in" svg:height="0.37674in" presentation:class="date-time" presentation:placeholder="false">
          <draw:text-box>
            <text:p text:style-name="a453" text:class-names="" text:cond-style-name=""><text:span text:style-name="a450" text:class-names=""><text:date text:fixed="false" style:data-style-name="a451">9/6/2024</text:date></text:span><text:span text:style-name="a452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55" draw:name="对象">
          <svg:title/>
          <svg:desc/>
        </draw:page-thumbnail>
        <draw:frame draw:id="id20" presentation:style-name="a471" draw:name="文本框" svg:x="1.33333in" svg:y="3.60937in" svg:width="10.66667in" svg:height="2.95312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7" text:class-names="">Fifth level</text:span><text:span text:style-name="a4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74" draw:name="文本框" svg:x="0in" svg:y="7.12326in" svg:width="5.77778in" svg:height="0.376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76">
      <draw:frame draw:id="id66" draw:layer="Master1-bg" presentation:style-name="a481" draw:name="文本框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2024/9/6</text:date></text:span><text:span text:style-name="a479" text:class-names=""/></text:p>
        </draw:text-box>
        <svg:title/>
        <svg:desc/>
      </draw:frame>
      <draw:frame draw:id="id67" presentation:style-name="a484" draw:name="文本框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68" presentation:style-name="a488" draw:name="文本框" svg:x="9.39486in" svg:y="6.60691in" svg:width="0.74731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16" presentation:style-name="a492" draw:name="文本框" svg:x="7.55208in" svg:y="7.12326in" svg:width="5.77778in" svg:height="0.37674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  </draw:text-box>
          <svg:title/>
          <svg:desc/>
        </draw:frame>
        <draw:frame draw:id="id17" presentation:style-name="a495" draw:name="文本框" svg:x="0in" svg:y="0in" svg:width="5.77778in" svg:height="0.37674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8" presentation:style-name="a500" draw:name="文本框" svg:x="7.55208in" svg:y="0in" svg:width="5.77778in" svg:height="0.37674in" presentation:class="date-time" presentation:placeholder="false">
          <draw:text-box>
            <text:p text:style-name="a499" text:class-names="" text:cond-style-name=""><text:span text:style-name="a496" text:class-names=""><text:date text:fixed="false" style:data-style-name="a497">9/6/2024</text:date></text:span><text:span text:style-name="a49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01" draw:name="对象">
          <svg:title/>
          <svg:desc/>
        </draw:page-thumbnail>
        <draw:frame draw:id="id20" presentation:style-name="a517" draw:name="文本框" svg:x="1.33333in" svg:y="3.60937in" svg:width="10.66667in" svg:height="2.95312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Fifth level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20" draw:name="文本框" svg:x="0in" svg:y="7.12326in" svg:width="5.77778in" svg:height="0.37674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522">
      <draw:frame draw:id="id69" draw:layer="Master1-bg" presentation:style-name="a525" draw:name="文本框" svg:x="0.5in" svg:y="0.29861in" svg:width="3.28993in" svg:height="1.27083in" presentation:class="title" presentation:placeholder="false">
        <draw:text-box>
          <text:p text:style-name="a524" text:class-names="" text:cond-style-name=""><text:span text:style-name="a523" text:class-names="">单击此处编辑母版标题样式</text:span></text:p>
        </draw:text-box>
        <svg:title/>
        <svg:desc/>
      </draw:frame>
      <draw:frame draw:id="id70" presentation:style-name="a541" draw:name="文本框" svg:x="3.90972in" svg:y="0.29861in" svg:width="5.59028in" svg:height="6.40104in" presentation:class="object" presentation:placeholder="false">
        <draw:text-box>
          <text:list text:style-name="a528">
            <text:list-item>
              <text:p text:style-name="a527" text:class-names="" text:cond-style-name=""><text:span text:style-name="a526" text:class-names="">单击此处编辑母版文本样式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第二级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第三级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5" draw:name="文本框" svg:x="0.5in" svg:y="1.56944in" svg:width="3.28993in" svg:height="5.1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单击此处编辑母版文本样式</text:span></text:p>
            </text:list-item>
          </text:list>
        </draw:text-box>
        <svg:title/>
        <svg:desc/>
      </draw:frame>
      <draw:frame draw:id="id72" presentation:style-name="a550" draw:name="文本框" svg:x="7.87963in" svg:y="6.60691in" svg:width="0.99731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24/9/6</text:date></text:span><text:span text:style-name="a548" text:class-names=""/></text:p>
        </draw:text-box>
        <svg:title/>
        <svg:desc/>
      </draw:frame>
      <draw:frame draw:id="id73" presentation:style-name="a553" draw:name="文本框" svg:x="0.74074in" svg:y="6.60691in" svg:width="6.8871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4" presentation:style-name="a557" draw:name="文本框" svg:x="9.39486in" svg:y="6.60691in" svg:width="0.74731in" svg:height="0.39931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>‹#›</text:page-number></text:span><text:span text:style-name="a555" text:class-names=""/></text:p>
        </draw:text-box>
        <svg:title/>
        <svg:desc/>
      </draw:frame>
      <presentation:notes style:page-layout-name="pageLayout2" draw:style-name="a590">
        <draw:frame draw:id="id16" presentation:style-name="a561" draw:name="文本框" svg:x="7.55208in" svg:y="7.12326in" svg:width="5.77778in" svg:height="0.376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  <draw:frame draw:id="id17" presentation:style-name="a564" draw:name="文本框" svg:x="0in" svg:y="0in" svg:width="5.77778in" svg:height="0.376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8" presentation:style-name="a569" draw:name="文本框" svg:x="7.55208in" svg:y="0in" svg:width="5.77778in" svg:height="0.37674in" presentation:class="date-time" presentation:placeholder="false">
          <draw:text-box>
            <text:p text:style-name="a568" text:class-names="" text:cond-style-name=""><text:span text:style-name="a565" text:class-names=""><text:date text:fixed="false" style:data-style-name="a566">9/6/2024</text:date></text:span><text:span text:style-name="a567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70" draw:name="对象">
          <svg:title/>
          <svg:desc/>
        </draw:page-thumbnail>
        <draw:frame draw:id="id20" presentation:style-name="a586" draw:name="文本框" svg:x="1.33333in" svg:y="3.60937in" svg:width="10.66667in" svg:height="2.95312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Fifth level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89" draw:name="文本框" svg:x="0in" svg:y="7.12326in" svg:width="5.77778in" svg:height="0.376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91">
      <draw:frame draw:id="id75" draw:layer="Master1-bg" presentation:style-name="a594" draw:name="文本框" svg:x="1.96007in" svg:y="5.25in" svg:width="6in" svg:height="0.61979in" presentation:class="title" presentation:placeholder="false">
        <draw:text-box>
          <text:p text:style-name="a593" text:class-names="" text:cond-style-name=""><text:span text:style-name="a592" text:class-names="">单击此处编辑母版标题样式</text:span></text:p>
        </draw:text-box>
        <svg:title/>
        <svg:desc/>
      </draw:frame>
      <draw:frame draw:id="id76" presentation:style-name="a597" draw:name="文本框" svg:x="1.96007in" svg:y="0.67014in" svg:width="6in" svg:height="4.5in" presentation:class="graphic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7" presentation:style-name="a601" draw:name="文本框" svg:x="1.96007in" svg:y="5.86979in" svg:width="6in" svg:height="0.88021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单击此处编辑母版文本样式</text:span></text:p>
            </text:list-item>
          </text:list>
        </draw:text-box>
        <svg:title/>
        <svg:desc/>
      </draw:frame>
      <draw:frame draw:id="id78" presentation:style-name="a606" draw:name="文本框" svg:x="7.87963in" svg:y="6.60691in" svg:width="0.99731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2024/9/6</text:date></text:span><text:span text:style-name="a604" text:class-names=""/></text:p>
        </draw:text-box>
        <svg:title/>
        <svg:desc/>
      </draw:frame>
      <draw:frame draw:id="id79" presentation:style-name="a609" draw:name="文本框" svg:x="0.74074in" svg:y="6.60691in" svg:width="6.8871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0" presentation:style-name="a613" draw:name="文本框" svg:x="9.39486in" svg:y="6.60691in" svg:width="0.74731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</draw:text-box>
        <svg:title/>
        <svg:desc/>
      </draw:frame>
      <presentation:notes style:page-layout-name="pageLayout2" draw:style-name="a646">
        <draw:frame draw:id="id16" presentation:style-name="a617" draw:name="文本框" svg:x="7.55208in" svg:y="7.12326in" svg:width="5.77778in" svg:height="0.376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>‹#›</text:page-number></text:span><text:span text:style-name="a615" text:class-names=""/></text:p>
          </draw:text-box>
          <svg:title/>
          <svg:desc/>
        </draw:frame>
        <draw:frame draw:id="id17" presentation:style-name="a620" draw:name="文本框" svg:x="0in" svg:y="0in" svg:width="5.77778in" svg:height="0.376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8" presentation:style-name="a625" draw:name="文本框" svg:x="7.55208in" svg:y="0in" svg:width="5.77778in" svg:height="0.37674in" presentation:class="date-time" presentation:placeholder="false">
          <draw:text-box>
            <text:p text:style-name="a624" text:class-names="" text:cond-style-name=""><text:span text:style-name="a621" text:class-names=""><text:date text:fixed="false" style:data-style-name="a622">9/6/2024</text:date></text:span><text:span text:style-name="a62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26" draw:name="对象">
          <svg:title/>
          <svg:desc/>
        </draw:page-thumbnail>
        <draw:frame draw:id="id20" presentation:style-name="a642" draw:name="文本框" svg:x="1.33333in" svg:y="3.60937in" svg:width="10.66667in" svg:height="2.95312in" presentation:class="notes" presentation:placeholder="false">
          <draw:text-box>
            <text:p text:style-name="a628" text:class-names="" text:cond-style-name=""><text:span text:style-name="a627" text:class-names="">Click to edit Master text styles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econd level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8" text:class-names="">Fifth level</text:span><text:span text:style-name="a6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45" draw:name="文本框" svg:x="0in" svg:y="7.12326in" svg:width="5.77778in" svg:height="0.376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</presentation:notes>
    </style:master-page>
    <style:master-page style:name="Master1-Layout10-vertTx-标题和竖排文本" style:page-layout-name="pageLayout1" draw:style-name="a647">
      <draw:frame draw:id="id81" draw:layer="Master1-bg" presentation:style-name="a650" draw:name="文本框" svg:x="0.74074in" svg:y="0.66667in" svg:width="9.40143in" svg:height="1.44444in" presentation:class="title" presentation:placeholder="false">
        <draw:text-box>
          <text:p text:style-name="a649" text:class-names="" text:cond-style-name=""><text:span text:style-name="a648" text:class-names="">单击此处编辑母版标题样式</text:span></text:p>
        </draw:text-box>
        <svg:title/>
        <svg:desc/>
      </draw:frame>
      <draw:frame draw:id="id82" presentation:style-name="a666" draw:name="文本框" svg:x="0.74074in" svg:y="2.36285in" svg:width="9.40143in" svg:height="4.24406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单击此处编辑母版文本样式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第二级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第三级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1" draw:name="文本框" svg:x="7.87963in" svg:y="6.60691in" svg:width="0.99731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2024/9/6</text:date></text:span><text:span text:style-name="a669" text:class-names=""/></text:p>
        </draw:text-box>
        <svg:title/>
        <svg:desc/>
      </draw:frame>
      <draw:frame draw:id="id84" presentation:style-name="a674" draw:name="文本框" svg:x="0.74074in" svg:y="6.60691in" svg:width="6.8871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5" presentation:style-name="a678" draw:name="文本框" svg:x="9.39486in" svg:y="6.60691in" svg:width="0.74731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16" presentation:style-name="a682" draw:name="文本框" svg:x="7.55208in" svg:y="7.12326in" svg:width="5.77778in" svg:height="0.37674in" presentation:class="page-number" presentation:placeholder="false">
          <draw:text-box>
            <text:p text:style-name="a681" text:class-names="" text:cond-style-name=""><text:span text:style-name="a679" text:class-names=""><text:page-number style:num-format="1" text:fixed="false">‹#›</text:page-number></text:span><text:span text:style-name="a680" text:class-names=""/></text:p>
          </draw:text-box>
          <svg:title/>
          <svg:desc/>
        </draw:frame>
        <draw:frame draw:id="id17" presentation:style-name="a685" draw:name="文本框" svg:x="0in" svg:y="0in" svg:width="5.77778in" svg:height="0.37674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8" presentation:style-name="a690" draw:name="文本框" svg:x="7.55208in" svg:y="0in" svg:width="5.77778in" svg:height="0.37674in" presentation:class="date-time" presentation:placeholder="false">
          <draw:text-box>
            <text:p text:style-name="a689" text:class-names="" text:cond-style-name=""><text:span text:style-name="a686" text:class-names=""><text:date text:fixed="false" style:data-style-name="a687">9/6/2024</text:date></text:span><text:span text:style-name="a68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91" draw:name="对象">
          <svg:title/>
          <svg:desc/>
        </draw:page-thumbnail>
        <draw:frame draw:id="id20" presentation:style-name="a707" draw:name="文本框" svg:x="1.33333in" svg:y="3.60937in" svg:width="10.66667in" svg:height="2.95312in" presentation:class="notes" presentation:placeholder="false">
          <draw:text-box>
            <text:p text:style-name="a693" text:class-names="" text:cond-style-name=""><text:span text:style-name="a692" text:class-names="">Click to edit Master text styles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Second level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p text:style-name="a701" text:class-names="" text:cond-style-name=""><text:span text:style-name="a7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3" text:class-names="">Fifth level</text:span><text:span text:style-name="a7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10" draw:name="文本框" svg:x="0in" svg:y="7.12326in" svg:width="5.77778in" svg:height="0.37674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</presentation:notes>
    </style:master-page>
    <style:master-page style:name="Master1-Layout11-vertTitleAndTx-垂直排列标题与文本" style:page-layout-name="pageLayout1" draw:style-name="a712">
      <draw:frame draw:id="id86" draw:layer="Master1-bg" presentation:style-name="a715" draw:name="文本框" svg:x="7.25in" svg:y="0.30035in" svg:width="2.25in" svg:height="6.39931in" presentation:class="title" presentation:placeholder="false">
        <draw:text-box>
          <text:p text:style-name="a714" text:class-names="" text:cond-style-name=""><text:span text:style-name="a713" text:class-names="">单击此处编辑母版标题样式</text:span></text:p>
        </draw:text-box>
        <svg:title/>
        <svg:desc/>
      </draw:frame>
      <draw:frame draw:id="id87" presentation:style-name="a731" draw:name="文本框" svg:x="0.5in" svg:y="0.30035in" svg:width="6.58333in" svg:height="6.39931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单击此处编辑母版文本样式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第二级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第三级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36" draw:name="文本框" svg:x="7.87963in" svg:y="6.60691in" svg:width="0.99731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024/9/6</text:date></text:span><text:span text:style-name="a734" text:class-names=""/></text:p>
        </draw:text-box>
        <svg:title/>
        <svg:desc/>
      </draw:frame>
      <draw:frame draw:id="id89" presentation:style-name="a739" draw:name="文本框" svg:x="0.74074in" svg:y="6.60691in" svg:width="6.8871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90" presentation:style-name="a743" draw:name="文本框" svg:x="9.39486in" svg:y="6.60691in" svg:width="0.74731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16" presentation:style-name="a747" draw:name="文本框" svg:x="7.55208in" svg:y="7.12326in" svg:width="5.77778in" svg:height="0.37674in" presentation:class="page-number" presentation:placeholder="false">
          <draw:text-box>
  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  </draw:text-box>
          <svg:title/>
          <svg:desc/>
        </draw:frame>
        <draw:frame draw:id="id17" presentation:style-name="a750" draw:name="文本框" svg:x="0in" svg:y="0in" svg:width="5.77778in" svg:height="0.376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8" presentation:style-name="a755" draw:name="文本框" svg:x="7.55208in" svg:y="0in" svg:width="5.77778in" svg:height="0.37674in" presentation:class="date-time" presentation:placeholder="false">
          <draw:text-box>
            <text:p text:style-name="a754" text:class-names="" text:cond-style-name=""><text:span text:style-name="a751" text:class-names=""><text:date text:fixed="false" style:data-style-name="a752">9/6/2024</text:date></text:span><text:span text:style-name="a7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756" draw:name="对象">
          <svg:title/>
          <svg:desc/>
        </draw:page-thumbnail>
        <draw:frame draw:id="id20" presentation:style-name="a772" draw:name="文本框" svg:x="1.33333in" svg:y="3.60937in" svg:width="10.66667in" svg:height="2.95312in" presentation:class="notes" presentation:placeholder="false">
          <draw:text-box>
            <text:p text:style-name="a758" text:class-names="" text:cond-style-name=""><text:span text:style-name="a757" text:class-names="">Click to edit Master text styles</text:span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Second level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p text:style-name="a766" text:class-names="" text:cond-style-name=""><text:span text:style-name="a7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list text:style-name="a771">
                              <text:list-item>
                                <text:p text:style-name="a770" text:class-names="" text:cond-style-name=""><text:span text:style-name="a768" text:class-names="">Fifth level</text:span><text:span text:style-name="a7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75" draw:name="文本框" svg:x="0in" svg:y="7.12326in" svg:width="5.77778in" svg:height="0.37674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</presentation:notes>
    </style:master-page>
    <style:master-page style:name="Master1-Layout12-cust-自定义版式" style:page-layout-name="pageLayout1" draw:style-name="a777">
      <draw:g draw:name="组合" draw:id="id91">
        <svg:title/>
        <svg:desc/>
        <draw:custom-shape svg:x="10.24826in" svg:y="0in" svg:width="1.33333in" svg:height="7.5in" draw:id="id97" draw:style-name="a80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98" draw:style-name="a81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99" draw:style-name="a81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00" draw:style-name="a81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1" draw:style-name="a81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2" draw:style-name="a81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03" draw:style-name="a81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04" draw:style-name="a81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05" draw:style-name="a81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6" draw:style-name="a81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92" presentation:style-name="a781" draw:name="文本框" svg:x="0.74074in" svg:y="0.66667in" svg:width="9.40143in" svg:height="1.44444in" presentation:class="title" presentation:placeholder="false">
        <draw:text-box>
          <text:p text:style-name="a780" text:class-names="" text:cond-style-name=""><text:span text:style-name="a778" text:class-names="">Click to edit Master title style</text:span><text:span text:style-name="a779" text:class-names=""/></text:p>
        </draw:text-box>
        <svg:title/>
        <svg:desc/>
      </draw:frame>
      <draw:frame draw:id="id93" presentation:style-name="a798" draw:name="文本框" svg:x="0.74074in" svg:y="2.36285in" svg:width="9.40143in" svg:height="4.24406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Fifth le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801" draw:name="文本框" svg:x="7.87963in" svg:y="6.60691in" svg:width="0.99731in" svg:height="0.39931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95" presentation:style-name="a804" draw:name="文本框" svg:x="0.74074in" svg:y="6.60691in" svg:width="6.88715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96" presentation:style-name="a808" draw:name="文本框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</draw:text-box>
        <svg:title/>
        <svg:desc/>
      </draw:frame>
      <presentation:notes style:page-layout-name="pageLayout2" draw:style-name="a851">
        <draw:frame draw:id="id16" presentation:style-name="a822" draw:name="文本框" svg:x="7.55208in" svg:y="7.12326in" svg:width="5.77778in" svg:height="0.376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#›</text:page-number></text:span><text:span text:style-name="a820" text:class-names=""/></text:p>
          </draw:text-box>
          <svg:title/>
          <svg:desc/>
        </draw:frame>
        <draw:frame draw:id="id17" presentation:style-name="a825" draw:name="文本框" svg:x="0in" svg:y="0in" svg:width="5.77778in" svg:height="0.376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8" presentation:style-name="a830" draw:name="文本框" svg:x="7.55208in" svg:y="0in" svg:width="5.77778in" svg:height="0.37674in" presentation:class="date-time" presentation:placeholder="false">
          <draw:text-box>
            <text:p text:style-name="a829" text:class-names="" text:cond-style-name=""><text:span text:style-name="a826" text:class-names=""><text:date text:fixed="false" style:data-style-name="a827">9/6/2024</text:date></text:span><text:span text:style-name="a82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831" draw:name="对象">
          <svg:title/>
          <svg:desc/>
        </draw:page-thumbnail>
        <draw:frame draw:id="id20" presentation:style-name="a847" draw:name="文本框" svg:x="1.33333in" svg:y="3.60937in" svg:width="10.66667in" svg:height="2.95312in" presentation:class="notes" presentation:placeholder="false">
          <draw:text-box>
            <text:p text:style-name="a833" text:class-names="" text:cond-style-name=""><text:span text:style-name="a832" text:class-names="">Click to edit Master text styles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econd level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list text:style-name="a846">
                              <text:list-item>
                                <text:p text:style-name="a845" text:class-names="" text:cond-style-name=""><text:span text:style-name="a843" text:class-names="">Fifth level</text:span><text:span text:style-name="a8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50" draw:name="文本框" svg:x="0in" svg:y="7.12326in" svg:width="5.77778in" svg:height="0.37674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</presentation:notes>
    </style:master-page>
    <style:master-page style:name="Master1-Layout13-cust-自定义版式" style:page-layout-name="pageLayout1" draw:style-name="a852">
      <draw:g draw:name="组合" draw:id="id107">
        <svg:title/>
        <svg:desc/>
        <draw:custom-shape svg:x="10.24826in" svg:y="0in" svg:width="1.33333in" svg:height="7.5in" draw:id="id114" draw:style-name="a901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15" draw:style-name="a902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16" draw:style-name="a903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17" draw:style-name="a904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18" draw:style-name="a905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9" draw:style-name="a906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0" draw:style-name="a907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21" draw:style-name="a908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22" draw:style-name="a909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3" draw:style-name="a91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8" presentation:style-name="a856" draw:name="文本框" svg:x="0.74074in" svg:y="0.66667in" svg:width="9.40143in" svg:height="1.44444in" presentation:class="title" presentation:placeholder="false">
        <draw:text-box>
          <text:p text:style-name="a855" text:class-names="" text:cond-style-name=""><text:span text:style-name="a853" text:class-names="">Click to edit Master title style</text:span><text:span text:style-name="a854" text:class-names=""/></text:p>
        </draw:text-box>
        <svg:title/>
        <svg:desc/>
      </draw:frame>
      <draw:frame draw:id="id109" presentation:style-name="a873" draw:name="文本框" svg:x="0.74074in" svg:y="2.36285in" svg:width="4.57572in" svg:height="4.24406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ck to edit Master text styles</text:span></text:p>
            </text:list-item>
          </text:list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90" draw:name="文本框" svg:x="5.56646in" svg:y="2.36285in" svg:width="4.57572in" svg:height="4.24406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  <text:list text:style-name="a879">
            <text:list-item>
              <text:list text:style-name="a879">
                <text:list-item>
                  <text:p text:style-name="a878" text:class-names="" text:cond-style-name=""><text:span text:style-name="a877" text:class-names="">Second level</text:span></text:p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p text:style-name="a881" text:class-names="" text:cond-style-name=""><text:span text:style-name="a8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6" text:class-names="">Fifth level</text:span><text:span text:style-name="a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93" draw:name="文本框" svg:x="7.87963in" svg:y="6.60691in" svg:width="0.99731in" svg:height="0.39931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12" presentation:style-name="a896" draw:name="文本框" svg:x="0.74074in" svg:y="6.60691in" svg:width="6.88715in" svg:height="0.39931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13" presentation:style-name="a900" draw:name="文本框" svg:x="9.39486in" svg:y="6.60691in" svg:width="0.74731in" svg:height="0.39931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>‹#›</text:page-number></text:span><text:span text:style-name="a898" text:class-names=""/></text:p>
        </draw:text-box>
        <svg:title/>
        <svg:desc/>
      </draw:frame>
      <presentation:notes style:page-layout-name="pageLayout2" draw:style-name="a943">
        <draw:frame draw:id="id16" presentation:style-name="a914" draw:name="文本框" svg:x="7.55208in" svg:y="7.12326in" svg:width="5.77778in" svg:height="0.37674in" presentation:class="page-number" presentation:placeholder="false">
          <draw:text-box>
            <text:p text:style-name="a913" text:class-names="" text:cond-style-name=""><text:span text:style-name="a911" text:class-names=""><text:page-number style:num-format="1" text:fixed="false">‹#›</text:page-number></text:span><text:span text:style-name="a912" text:class-names=""/></text:p>
          </draw:text-box>
          <svg:title/>
          <svg:desc/>
        </draw:frame>
        <draw:frame draw:id="id17" presentation:style-name="a917" draw:name="文本框" svg:x="0in" svg:y="0in" svg:width="5.77778in" svg:height="0.37674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8" presentation:style-name="a922" draw:name="文本框" svg:x="7.55208in" svg:y="0in" svg:width="5.77778in" svg:height="0.37674in" presentation:class="date-time" presentation:placeholder="false">
          <draw:text-box>
            <text:p text:style-name="a921" text:class-names="" text:cond-style-name=""><text:span text:style-name="a918" text:class-names=""><text:date text:fixed="false" style:data-style-name="a919">9/6/2024</text:date></text:span><text:span text:style-name="a92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23" draw:name="对象">
          <svg:title/>
          <svg:desc/>
        </draw:page-thumbnail>
        <draw:frame draw:id="id20" presentation:style-name="a939" draw:name="文本框" svg:x="1.33333in" svg:y="3.60937in" svg:width="10.66667in" svg:height="2.95312in" presentation:class="notes" presentation:placeholder="false">
          <draw:text-box>
            <text:p text:style-name="a925" text:class-names="" text:cond-style-name=""><text:span text:style-name="a924" text:class-names="">Click to edit Master text styles</text:span></text:p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Second level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p text:style-name="a933" text:class-names="" text:cond-style-name=""><text:span text:style-name="a9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list text:style-name="a938">
                              <text:list-item>
                                <text:p text:style-name="a937" text:class-names="" text:cond-style-name=""><text:span text:style-name="a935" text:class-names="">Fifth level</text:span><text:span text:style-name="a9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42" draw:name="文本框" svg:x="0in" svg:y="7.12326in" svg:width="5.77778in" svg:height="0.37674in" presentation:class="foot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</presentation:notes>
    </style:master-page>
    <style:master-page style:name="Master1-Layout14-cust-自定义版式" style:page-layout-name="pageLayout1" draw:style-name="a944">
      <draw:g draw:name="组合" draw:id="id124">
        <svg:title/>
        <svg:desc/>
        <draw:custom-shape svg:x="10.24826in" svg:y="0in" svg:width="1.33333in" svg:height="7.5in" draw:id="id129" draw:style-name="a95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30" draw:style-name="a96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31" draw:style-name="a96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32" draw:style-name="a96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33" draw:style-name="a96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4" draw:style-name="a96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35" draw:style-name="a96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6" draw:style-name="a96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37" draw:style-name="a96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8" draw:style-name="a96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5" presentation:style-name="a948" draw:name="文本框" svg:x="0.74074in" svg:y="0.66667in" svg:width="9.40143in" svg:height="1.44444in" presentation:class="title" presentation:placeholder="false">
        <draw:text-box>
          <text:p text:style-name="a947" text:class-names="" text:cond-style-name=""><text:span text:style-name="a945" text:class-names="">Click to edit Master title style</text:span><text:span text:style-name="a946" text:class-names=""/></text:p>
        </draw:text-box>
        <svg:title/>
        <svg:desc/>
      </draw:frame>
      <draw:frame draw:id="id126" presentation:style-name="a951" draw:name="文本框" svg:x="7.87963in" svg:y="6.60691in" svg:width="0.99731in" svg:height="0.39931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7" presentation:style-name="a954" draw:name="文本框" svg:x="0.74074in" svg:y="6.60691in" svg:width="6.88715in" svg:height="0.39931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8" presentation:style-name="a958" draw:name="文本框" svg:x="9.39486in" svg:y="6.60691in" svg:width="0.74731in" svg:height="0.39931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>‹#›</text:page-number></text:span><text:span text:style-name="a956" text:class-names=""/></text:p>
        </draw:text-box>
        <svg:title/>
        <svg:desc/>
      </draw:frame>
      <presentation:notes style:page-layout-name="pageLayout2" draw:style-name="a1001">
        <draw:frame draw:id="id16" presentation:style-name="a972" draw:name="文本框" svg:x="7.55208in" svg:y="7.12326in" svg:width="5.77778in" svg:height="0.37674in" presentation:class="page-number" presentation:placeholder="false">
          <draw:text-box>
            <text:p text:style-name="a971" text:class-names="" text:cond-style-name=""><text:span text:style-name="a969" text:class-names=""><text:page-number style:num-format="1" text:fixed="false">‹#›</text:page-number></text:span><text:span text:style-name="a970" text:class-names=""/></text:p>
          </draw:text-box>
          <svg:title/>
          <svg:desc/>
        </draw:frame>
        <draw:frame draw:id="id17" presentation:style-name="a975" draw:name="文本框" svg:x="0in" svg:y="0in" svg:width="5.77778in" svg:height="0.37674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8" presentation:style-name="a980" draw:name="文本框" svg:x="7.55208in" svg:y="0in" svg:width="5.77778in" svg:height="0.37674in" presentation:class="date-time" presentation:placeholder="false">
          <draw:text-box>
            <text:p text:style-name="a979" text:class-names="" text:cond-style-name=""><text:span text:style-name="a976" text:class-names=""><text:date text:fixed="false" style:data-style-name="a977">9/6/2024</text:date></text:span><text:span text:style-name="a97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81" draw:name="对象">
          <svg:title/>
          <svg:desc/>
        </draw:page-thumbnail>
        <draw:frame draw:id="id20" presentation:style-name="a997" draw:name="文本框" svg:x="1.33333in" svg:y="3.60937in" svg:width="10.66667in" svg:height="2.95312in" presentation:class="notes" presentation:placeholder="false">
          <draw:text-box>
            <text:p text:style-name="a983" text:class-names="" text:cond-style-name=""><text:span text:style-name="a982" text:class-names="">Click to edit Master text styles</text:span></text:p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econd level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list text:style-name="a996">
                              <text:list-item>
                                <text:p text:style-name="a995" text:class-names="" text:cond-style-name=""><text:span text:style-name="a993" text:class-names="">Fifth level</text:span><text:span text:style-name="a9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00" draw:name="文本框" svg:x="0in" svg:y="7.12326in" svg:width="5.77778in" svg:height="0.37674in" presentation:class="foot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</presentation:notes>
    </style:master-page>
    <style:master-page style:name="Master1-Layout15-cust-自定义版式" style:page-layout-name="pageLayout1" draw:style-name="a1002">
      <draw:g draw:name="组合" draw:id="id139">
        <svg:title/>
        <svg:desc/>
        <draw:custom-shape svg:x="10.24826in" svg:y="0in" svg:width="1.33333in" svg:height="7.5in" draw:id="id146" draw:style-name="a103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47" draw:style-name="a104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48" draw:style-name="a104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49" draw:style-name="a104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50" draw:style-name="a10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1" draw:style-name="a104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52" draw:style-name="a104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53" draw:style-name="a104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54" draw:style-name="a104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5" draw:style-name="a104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0" presentation:style-name="a1006" draw:name="文本框" svg:x="0.74074in" svg:y="1.63889in" svg:width="4.21536in" svg:height="1.39815in" presentation:class="title" presentation:placeholder="false">
        <draw:text-box>
          <text:p text:style-name="a1005" text:class-names="" text:cond-style-name=""><text:span text:style-name="a1003" text:class-names="">Click to edit Master title style</text:span><text:span text:style-name="a1004" text:class-names=""/></text:p>
        </draw:text-box>
        <svg:title/>
        <svg:desc/>
      </draw:frame>
      <draw:frame draw:id="id141" presentation:style-name="a1023" draw:name="文本框" svg:x="5.2061in" svg:y="0.56313in" svg:width="4.93607in" svg:height="6.04378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list text:style-name="a1022">
                            <text:list-item>
                              <text:p text:style-name="a1021" text:class-names="" text:cond-style-name=""><text:span text:style-name="a1019" text:class-names="">Fifth level</text:span><text:span text:style-name="a1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8" draw:name="文本框" svg:x="0.74074in" svg:y="3.03704in" svg:width="4.21536in" svg:height="2.82639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4" text:class-names="">Click to edit Master text styles</text:span><text:span text:style-name="a1025" text:class-names=""/></text:p>
            </text:list-item>
          </text:list>
        </draw:text-box>
        <svg:title/>
        <svg:desc/>
      </draw:frame>
      <draw:frame draw:id="id143" presentation:style-name="a1031" draw:name="文本框" svg:x="7.87963in" svg:y="6.60691in" svg:width="0.99731in" svg:height="0.39931in" presentation:class="date-time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44" presentation:style-name="a1034" draw:name="文本框" svg:x="0.74074in" svg:y="6.60691in" svg:width="6.88715in" svg:height="0.39931in" presentation:class="footer" presentation:placeholder="false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145" presentation:style-name="a1038" draw:name="文本框" svg:x="9.39486in" svg:y="6.60691in" svg:width="0.74731in" svg:height="0.39931in" presentation:class="page-number" presentation:placeholder="false">
        <draw:text-box>
          <text:p text:style-name="a1037" text:class-names="" text:cond-style-name=""><text:span text:style-name="a1035" text:class-names=""><text:page-number style:num-format="1" text:fixed="false">‹#›</text:page-number></text:span><text:span text:style-name="a1036" text:class-names=""/></text:p>
        </draw:text-box>
        <svg:title/>
        <svg:desc/>
      </draw:frame>
      <presentation:notes style:page-layout-name="pageLayout2" draw:style-name="a1081">
        <draw:frame draw:id="id16" presentation:style-name="a1052" draw:name="文本框" svg:x="7.55208in" svg:y="7.12326in" svg:width="5.77778in" svg:height="0.376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#›</text:page-number></text:span><text:span text:style-name="a1050" text:class-names=""/></text:p>
          </draw:text-box>
          <svg:title/>
          <svg:desc/>
        </draw:frame>
        <draw:frame draw:id="id17" presentation:style-name="a1055" draw:name="文本框" svg:x="0in" svg:y="0in" svg:width="5.77778in" svg:height="0.37674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8" presentation:style-name="a1060" draw:name="文本框" svg:x="7.55208in" svg:y="0in" svg:width="5.77778in" svg:height="0.37674in" presentation:class="date-time" presentation:placeholder="false">
          <draw:text-box>
            <text:p text:style-name="a1059" text:class-names="" text:cond-style-name=""><text:span text:style-name="a1056" text:class-names=""><text:date text:fixed="false" style:data-style-name="a1057">9/6/2024</text:date></text:span><text:span text:style-name="a105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061" draw:name="对象">
          <svg:title/>
          <svg:desc/>
        </draw:page-thumbnail>
        <draw:frame draw:id="id20" presentation:style-name="a1077" draw:name="文本框" svg:x="1.33333in" svg:y="3.60937in" svg:width="10.66667in" svg:height="2.95312in" presentation:class="notes" presentation:placeholder="false">
          <draw:text-box>
            <text:p text:style-name="a1063" text:class-names="" text:cond-style-name=""><text:span text:style-name="a1062" text:class-names="">Click to edit Master text styles</text:span></text:p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Second level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p text:style-name="a1071" text:class-names="" text:cond-style-name=""><text:span text:style-name="a10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list text:style-name="a1076">
                              <text:list-item>
                                <text:p text:style-name="a1075" text:class-names="" text:cond-style-name=""><text:span text:style-name="a1073" text:class-names="">Fifth level</text:span><text:span text:style-name="a10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80" draw:name="文本框" svg:x="0in" svg:y="7.12326in" svg:width="5.77778in" svg:height="0.37674in" presentation:class="foot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Face Mask Detection using Convolutional Neural Network (CNN)</dc:title>
    <meta:initial-creator>Konduru Narasimha</meta:initial-creator>
    <dc:creator>srgg123@gmail.com</dc:creator>
    <meta:creation-date>2024-03-29T15:07:22Z</meta:creation-date>
    <dc:date>2024-09-06T10:42:51Z</dc:date>
    <meta:template xlink:href="Normal.eit" xlink:type="simple"/>
    <meta:editing-cycles>57</meta:editing-cycles>
    <meta:editing-duration>PT20100S</meta:editing-duration>
    <meta:user-defined meta:name="Created" meta:value-type="date">2024-03-20T16:00:00Z</meta:user-defined>
    <meta:user-defined meta:name="LastSaved" meta:value-type="date">2024-03-28T16:00:00Z</meta:user-defined>
    <meta:document-statistic meta:paragraph-count="78" meta:word-count="40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44b3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b5b4b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9877e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cab9b5" draw:opacity="100%" draw:stroke="none"/>
    </style:style>
    <style:style style:family="chart" style:name="GMa1">
      <style:graphic-properties draw:fill="none" draw:stroke="solid" svg:stroke-width="0.01389in" svg:stroke-color="#d9d9d9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chart-properties chart:regression-type="exponential"/>
      <style:graphic-properties draw:fill="none" draw:stroke="dash" draw:stroke-dash="a3" svg:stroke-width="0.01389in" svg:stroke-color="#a9877e" svg:stroke-opacity="100%" draw:stroke-linejoin="round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dash" draw:stroke-dash="a1" svg:stroke-width="0.01389in" svg:stroke-color="#8b5b4b" svg:stroke-opacity="100%" draw:stroke-linejoin="round" svg:stroke-linecap="round"/>
    </style:style>
  </office:automatic-styles>
  <office:body>
    <office:chart>
      <chart:chart chart:class="chart:bar" svg:height="305.6248818897637pt" svg:width="676.8749606299212pt" chart:style-name="Crt0">
        <chart:title chart:style-name="CT00">
          <text:p text:style-name="a0" text:class-names="" text:cond-style-name="">Employee Performance Analysis</text:p>
        </chart:title>
        <chart:legend style:legend-expansion="custom" style:legend-expansion-aspect-ratio="0.7087631697157265" svg:width="108.2126771653543pt" svg:height="152.678188976378pt" svg:x="552.1531496062991pt" svg:y="98.31244094488189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16"/>
            <table:table-cell office:value-type="float" office:value="34"/>
            <table:table-cell office:value-type="float" office:value="85"/>
            <table:table-cell office:value-type="float" office:value="15"/>
          </table:table-row>
          <table:table-row>
            <table:table-cell office:value-type="string">
              <text:p>CCDR</text:p>
            </table:table-cell>
            <table:table-cell office:value-type="float" office:value="18"/>
            <table:table-cell office:value-type="float" office:value="47"/>
            <table:table-cell office:value-type="float" office:value="65"/>
            <table:table-cell office:value-type="float" office:value="15"/>
          </table:table-row>
          <table:table-row>
            <table:table-cell office:value-type="string">
              <text:p>EW</text:p>
            </table:table-cell>
            <table:table-cell office:value-type="float" office:value="21"/>
            <table:table-cell office:value-type="float" office:value="41"/>
            <table:table-cell office:value-type="float" office:value="78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17"/>
            <table:table-cell office:value-type="float" office:value="39"/>
            <table:table-cell office:value-type="float" office:value="92"/>
            <table:table-cell office:value-type="float" office:value="9"/>
          </table:table-row>
          <table:table-row>
            <table:table-cell office:value-type="string">
              <text:p>NEL</text:p>
            </table:table-cell>
            <table:table-cell office:value-type="float" office:value="21"/>
            <table:table-cell office:value-type="float" office:value="41"/>
            <table:table-cell office:value-type="float" office:value="77"/>
            <table:table-cell office:value-type="float" office:value="15"/>
          </table:table-row>
          <table:table-row>
            <table:table-cell office:value-type="string">
              <text:p>PL</text:p>
            </table:table-cell>
            <table:table-cell office:value-type="float" office:value="29"/>
            <table:table-cell office:value-type="float" office:value="33"/>
            <table:table-cell office:value-type="float" office:value="6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26"/>
            <table:table-cell office:value-type="float" office:value="41"/>
            <table:table-cell office:value-type="float" office:value="75"/>
            <table:table-cell office:value-type="float" office:value="15"/>
          </table:table-row>
          <table:table-row>
            <table:table-cell office:value-type="string">
              <text:p>SVG</text:p>
            </table:table-cell>
            <table:table-cell office:value-type="float" office:value="26"/>
            <table:table-cell office:value-type="float" office:value="43"/>
            <table:table-cell office:value-type="float" office:value="82"/>
            <table:table-cell office:value-type="float" office:value="16"/>
          </table:table-row>
          <table:table-row>
            <table:table-cell office:value-type="string">
              <text:p>TNS</text:p>
            </table:table-cell>
            <table:table-cell office:value-type="float" office:value="21"/>
            <table:table-cell office:value-type="float" office:value="45"/>
            <table:table-cell office:value-type="float" office:value="71"/>
            <table:table-cell office:value-type="float" office:value="13"/>
          </table:table-row>
          <table:table-row>
            <table:table-cell office:value-type="string">
              <text:p>WBL</text:p>
            </table:table-cell>
            <table:table-cell office:value-type="float" office:value="25"/>
            <table:table-cell office:value-type="float" office:value="34"/>
            <table:table-cell office:value-type="float" office:value="84"/>
            <table:table-cell office:value-type="float" office:value="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d34817" draw:opacity="100%" draw:stroke="none"/>
    </style:default-style>
    <draw:stroke-dash draw:name="a1" draw:display-name="SysDash" draw:style="rect" draw:dots1="1" draw:dots1-length="0.01389in" draw:dots2="0" draw:dots2-length="0in" draw:distance="0.01389in"/>
    <draw:stroke-dash draw:name="a3" draw:display-name="SysDash" draw:style="rect" draw:dots1="1" draw:dots1-length="0.01389in" draw:dots2="0" draw:dots2-length="0in" draw:distance="0.01389in"/>
  </office:styles>
</office:document-styles>
</file>